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71">
            <text:p>17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37">
            <text:p>23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49">
            <text:p>34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6857">
            <text:p>1685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8584">
            <text:p>1858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0515">
            <text:p>2051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26">
            <text:p>2021-02-2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5 - 1.35)">
            <text:p>(0.85 - 1.3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2">
            <text:p>1.2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06.25">
            <text:p>-106.25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0995595952023988">
            <text:p>-0.0099559595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65348419093899">
            <text:p>0.9653484191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40.875">
            <text:p>40.8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0.00292507513954487">
            <text:p>0.002925075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1.01025453287497">
            <text:p>1.0102545329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35.25">
            <text:p>-35.2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244706699062825">
            <text:p>-0.002447067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9144700228104">
            <text:p>0.9914470023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16.5">
            <text:p>-16.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115022655977693">
            <text:p>-0.0011502266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95976800162213">
            <text:p>0.995976800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34">
            <text:p>1334</text:p>
          </table:table-cell>
          <table:table-cell office:value-type="float" office:value="10378">
            <text:p>10378</text:p>
          </table:table-cell>
          <table:table-cell office:value-type="float" office:value="13611">
            <text:p>13611</text:p>
          </table:table-cell>
          <table:table-cell office:value-type="float" office:value="20083">
            <text:p>20083</text:p>
          </table:table-cell>
          <table:table-cell office:value-type="float" office:value="68.625">
            <text:p>68.625</text:p>
          </table:table-cell>
          <table:table-cell office:value-type="float" office:value="48.625">
            <text:p>48.625</text:p>
          </table:table-cell>
          <table:table-cell office:value-type="float" office:value="-222.75">
            <text:p>-222.75</text:p>
          </table:table-cell>
          <table:table-cell office:value-type="float" office:value="0.00661254576989786">
            <text:p>0.0066125458</text:p>
          </table:table-cell>
          <table:table-cell office:value-type="float" office:value="0.00357247814267872">
            <text:p>0.0035724781</text:p>
          </table:table-cell>
          <table:table-cell office:value-type="float" office:value="-0.0110914703978489">
            <text:p>-0.0110914704</text:p>
          </table:table-cell>
          <table:table-cell office:value-type="float" office:value="1.0232296126873">
            <text:p>1.0232296127</text:p>
          </table:table-cell>
          <table:table-cell office:value-type="float" office:value="1.01252868819553">
            <text:p>1.0125286882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10.25">
            <text:p>-10.25</text:p>
          </table:table-cell>
          <table:table-cell office:value-type="float" office:value="-76.75">
            <text:p>-76.75</text:p>
          </table:table-cell>
          <table:table-cell office:value-type="float" office:value="-27.875">
            <text:p>-27.875</text:p>
          </table:table-cell>
          <table:table-cell office:value-type="float" office:value="-0.000974890622027772">
            <text:p>-0.0009748906</text:p>
          </table:table-cell>
          <table:table-cell office:value-type="float" office:value="-0.00557411576730336">
            <text:p>-0.0055741158</text:p>
          </table:table-cell>
          <table:table-cell office:value-type="float" office:value="-0.00147447765141497">
            <text:p>-0.0014744777</text:p>
          </table:table-cell>
          <table:table-cell office:value-type="float" office:value="0.996589745629884">
            <text:p>0.9965897456</text:p>
          </table:table-cell>
          <table:table-cell office:value-type="float" office:value="0.980551493516949">
            <text:p>0.9805514935</text:p>
          </table:table-cell>
          <table:table-cell office:value-type="float" office:value="0.994843589425363">
            <text:p>0.99484358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0135">
            <text:p>10135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165.625">
            <text:p>-165.625</text:p>
          </table:table-cell>
          <table:table-cell office:value-type="float" office:value="-161.25">
            <text:p>-161.25</text:p>
          </table:table-cell>
          <table:table-cell office:value-type="float" office:value="-97.25">
            <text:p>-97.25</text:p>
          </table:table-cell>
          <table:table-cell office:value-type="float" office:value="-0.0163418845584608">
            <text:p>-0.0163418846</text:p>
          </table:table-cell>
          <table:table-cell office:value-type="float" office:value="-0.0119109174176392">
            <text:p>-0.0119109174</text:p>
          </table:table-cell>
          <table:table-cell office:value-type="float" office:value="-0.00499768744539802">
            <text:p>-0.0049976874</text:p>
          </table:table-cell>
          <table:table-cell office:value-type="float" office:value="0.943326836139595">
            <text:p>0.9433268361</text:p>
          </table:table-cell>
          <table:table-cell office:value-type="float" office:value="0.958589854147573">
            <text:p>0.9585898541</text:p>
          </table:table-cell>
          <table:table-cell office:value-type="float" office:value="0.982557048625519">
            <text:p>0.98255704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9">
            <text:p>889</text:p>
          </table:table-cell>
          <table:table-cell office:value-type="float" office:value="624">
            <text:p>624</text:p>
          </table:table-cell>
          <table:table-cell office:value-type="float" office:value="10265">
            <text:p>10265</text:p>
          </table:table-cell>
          <table:table-cell office:value-type="float" office:value="13282">
            <text:p>13282</text:p>
          </table:table-cell>
          <table:table-cell office:value-type="float" office:value="19245">
            <text:p>19245</text:p>
          </table:table-cell>
          <table:table-cell office:value-type="float" office:value="-194.625">
            <text:p>-194.625</text:p>
          </table:table-cell>
          <table:table-cell office:value-type="float" office:value="-131">
            <text:p>-131</text:p>
          </table:table-cell>
          <table:table-cell office:value-type="float" office:value="-45">
            <text:p>-45</text:p>
          </table:table-cell>
          <table:table-cell office:value-type="float" office:value="-0.0189600584510472">
            <text:p>-0.0189600585</text:p>
          </table:table-cell>
          <table:table-cell office:value-type="float" office:value="-0.00986297244390905">
            <text:p>-0.0098629724</text:p>
          </table:table-cell>
          <table:table-cell office:value-type="float" office:value="-0.00233826968043648">
            <text:p>-0.0023382697</text:p>
          </table:table-cell>
          <table:table-cell office:value-type="float" office:value="0.93434438370161">
            <text:p>0.9343443837</text:p>
          </table:table-cell>
          <table:table-cell office:value-type="float" office:value="0.96567026176816">
            <text:p>0.9656702618</text:p>
          </table:table-cell>
          <table:table-cell office:value-type="float" office:value="0.991826772428465">
            <text:p>0.99182677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427">
            <text:p>10427</text:p>
          </table:table-cell>
          <table:table-cell office:value-type="float" office:value="13644">
            <text:p>13644</text:p>
          </table:table-cell>
          <table:table-cell office:value-type="float" office:value="18455">
            <text:p>18455</text:p>
          </table:table-cell>
          <table:table-cell office:value-type="float" office:value="0.5">
            <text:p>0.5</text:p>
          </table:table-cell>
          <table:table-cell office:value-type="float" office:value="-161.75">
            <text:p>-161.75</text:p>
          </table:table-cell>
          <table:table-cell office:value-type="float" office:value="-224.75">
            <text:p>-224.75</text:p>
          </table:table-cell>
          <table:table-cell table:style-name="ce17" office:value-type="float" office:value="0.0000479524311882612">
            <text:p>4.80E-005</text:p>
          </table:table-cell>
          <table:table-cell office:value-type="float" office:value="-0.0118550278510701">
            <text:p>-0.0118550279</text:p>
          </table:table-cell>
          <table:table-cell office:value-type="float" office:value="-0.012178271471146">
            <text:p>-0.0121782715</text:p>
          </table:table-cell>
          <table:table-cell office:value-type="float" office:value="1.00016783801605">
            <text:p>1.000167838</text:p>
          </table:table-cell>
          <table:table-cell office:value-type="float" office:value="0.95878286422454">
            <text:p>0.9587828642</text:p>
          </table:table-cell>
          <table:table-cell office:value-type="float" office:value="0.957666738031198">
            <text:p>0.9576667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15">
            <text:p>515</text:p>
          </table:table-cell>
          <table:table-cell office:value-type="float" office:value="10470">
            <text:p>10470</text:p>
          </table:table-cell>
          <table:table-cell office:value-type="float" office:value="13790">
            <text:p>13790</text:p>
          </table:table-cell>
          <table:table-cell office:value-type="float" office:value="18827">
            <text:p>18827</text:p>
          </table:table-cell>
          <table:table-cell office:value-type="float" office:value="-2.625">
            <text:p>-2.625</text:p>
          </table:table-cell>
          <table:table-cell office:value-type="float" office:value="-230.125">
            <text:p>-230.125</text:p>
          </table:table-cell>
          <table:table-cell office:value-type="float" office:value="-277.25">
            <text:p>-277.25</text:p>
          </table:table-cell>
          <table:table-cell office:value-type="float" office:value="-0.000250716332378223">
            <text:p>-0.0002507163</text:p>
          </table:table-cell>
          <table:table-cell office:value-type="float" office:value="-0.0166878172588832">
            <text:p>-0.0166878173</text:p>
          </table:table-cell>
          <table:table-cell office:value-type="float" office:value="-0.0147261911085144">
            <text:p>-0.0147261911</text:p>
          </table:table-cell>
          <table:table-cell office:value-type="float" office:value="0.999122616039688">
            <text:p>0.999122616</text:p>
          </table:table-cell>
          <table:table-cell office:value-type="float" office:value="0.942138466753846">
            <text:p>0.9421384668</text:p>
          </table:table-cell>
          <table:table-cell office:value-type="float" office:value="0.948883378101146">
            <text:p>0.94888337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1226">
            <text:p>1226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935">
            <text:p>9935</text:p>
          </table:table-cell>
          <table:table-cell office:value-type="float" office:value="12965">
            <text:p>12965</text:p>
          </table:table-cell>
          <table:table-cell office:value-type="float" office:value="19459">
            <text:p>19459</text:p>
          </table:table-cell>
          <table:table-cell office:value-type="float" office:value="-123.125">
            <text:p>-123.125</text:p>
          </table:table-cell>
          <table:table-cell office:value-type="float" office:value="-212">
            <text:p>-212</text:p>
          </table:table-cell>
          <table:table-cell office:value-type="float" office:value="-97.25">
            <text:p>-97.25</text:p>
          </table:table-cell>
          <table:table-cell office:value-type="float" office:value="-0.0123930548565677">
            <text:p>-0.0123930549</text:p>
          </table:table-cell>
          <table:table-cell office:value-type="float" office:value="-0.0163517161588893">
            <text:p>-0.0163517162</text:p>
          </table:table-cell>
          <table:table-cell office:value-type="float" office:value="-0.00499768744539802">
            <text:p>-0.0049976874</text:p>
          </table:table-cell>
          <table:table-cell office:value-type="float" office:value="0.956925340107022">
            <text:p>0.9569253401</text:p>
          </table:table-cell>
          <table:table-cell office:value-type="float" office:value="0.943293055541716">
            <text:p>0.9432930555</text:p>
          </table:table-cell>
          <table:table-cell office:value-type="float" office:value="0.982557048625519">
            <text:p>0.98255704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1277">
            <text:p>1277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9465">
            <text:p>9465</text:p>
          </table:table-cell>
          <table:table-cell office:value-type="float" office:value="13226">
            <text:p>13226</text:p>
          </table:table-cell>
          <table:table-cell office:value-type="float" office:value="19295">
            <text:p>19295</text:p>
          </table:table-cell>
          <table:table-cell office:value-type="float" office:value="-96.875">
            <text:p>-96.875</text:p>
          </table:table-cell>
          <table:table-cell office:value-type="float" office:value="-288">
            <text:p>-288</text:p>
          </table:table-cell>
          <table:table-cell office:value-type="float" office:value="13.875">
            <text:p>13.875</text:p>
          </table:table-cell>
          <table:table-cell office:value-type="float" office:value="-0.0102350765979926">
            <text:p>-0.0102350766</text:p>
          </table:table-cell>
          <table:table-cell office:value-type="float" office:value="-0.0217752910933011">
            <text:p>-0.0217752911</text:p>
          </table:table-cell>
          <table:table-cell office:value-type="float" office:value="0.000719098211972013">
            <text:p>0.0007190982</text:p>
          </table:table-cell>
          <table:table-cell office:value-type="float" office:value="0.964382555221241">
            <text:p>0.9643825552</text:p>
          </table:table-cell>
          <table:table-cell office:value-type="float" office:value="0.924715841245754">
            <text:p>0.9247158412</text:p>
          </table:table-cell>
          <table:table-cell office:value-type="float" office:value="1.00251785726229">
            <text:p>1.0025178573</text:p>
          </table:table-cell>
          <table:table-cell office:value-type="float" office:value="0">
            <text:p>0</text:p>
          </table:table-cell>
          <table:table-cell office:value-type="float" office:value="-31.4839762961786">
            <text:p>-31.48397629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9422">
            <text:p>9422</text:p>
          </table:table-cell>
          <table:table-cell office:value-type="float" office:value="13472">
            <text:p>13472</text:p>
          </table:table-cell>
          <table:table-cell office:value-type="float" office:value="18582">
            <text:p>18582</text:p>
          </table:table-cell>
          <table:table-cell office:value-type="float" office:value="6.5">
            <text:p>6.5</text:p>
          </table:table-cell>
          <table:table-cell office:value-type="float" office:value="7.75">
            <text:p>7.75</text:p>
          </table:table-cell>
          <table:table-cell office:value-type="float" office:value="-190.125">
            <text:p>-190.125</text:p>
          </table:table-cell>
          <table:table-cell office:value-type="float" office:value="0.000689874761197198">
            <text:p>0.0006898748</text:p>
          </table:table-cell>
          <table:table-cell office:value-type="float" office:value="0.000575267220902613">
            <text:p>0.0005752672</text:p>
          </table:table-cell>
          <table:table-cell office:value-type="float" office:value="-0.0102316758153051">
            <text:p>-0.0102316758</text:p>
          </table:table-cell>
          <table:table-cell office:value-type="float" office:value="1.00241549448147">
            <text:p>1.0024154945</text:p>
          </table:table-cell>
          <table:table-cell office:value-type="float" office:value="1.00201408390062">
            <text:p>1.0020140839</text:p>
          </table:table-cell>
          <table:table-cell office:value-type="float" office:value="0.964394321538812">
            <text:p>0.96439432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3">
            <text:p>803</text:p>
          </table:table-cell>
          <table:table-cell office:value-type="float" office:value="9051">
            <text:p>9051</text:p>
          </table:table-cell>
          <table:table-cell office:value-type="float" office:value="13193">
            <text:p>13193</text:p>
          </table:table-cell>
          <table:table-cell office:value-type="float" office:value="18826">
            <text:p>18826</text:p>
          </table:table-cell>
          <table:table-cell office:value-type="float" office:value="-185.625">
            <text:p>-185.625</text:p>
          </table:table-cell>
          <table:table-cell office:value-type="float" office:value="54.25">
            <text:p>54.25</text:p>
          </table:table-cell>
          <table:table-cell office:value-type="float" office:value="-253.75">
            <text:p>-253.75</text:p>
          </table:table-cell>
          <table:table-cell office:value-type="float" office:value="-0.0205087835598276">
            <text:p>-0.0205087836</text:p>
          </table:table-cell>
          <table:table-cell office:value-type="float" office:value="0.00411202910634427">
            <text:p>0.0041120291</text:p>
          </table:table-cell>
          <table:table-cell office:value-type="float" office:value="-0.0134786996706682">
            <text:p>-0.0134786997</text:p>
          </table:table-cell>
          <table:table-cell office:value-type="float" office:value="0.929043653538687">
            <text:p>0.9290436535</text:p>
          </table:table-cell>
          <table:table-cell office:value-type="float" office:value="1.01442524308761">
            <text:p>1.0144252431</text:p>
          </table:table-cell>
          <table:table-cell office:value-type="float" office:value="0.953180634828493">
            <text:p>0.9531806348</text:p>
          </table:table-cell>
          <table:table-cell office:value-type="float" office:value="-33.4498059327443">
            <text:p>-33.44980593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96">
            <text:p>796</text:p>
          </table:table-cell>
          <table:table-cell office:value-type="float" office:value="534">
            <text:p>534</text:p>
          </table:table-cell>
          <table:table-cell office:value-type="float" office:value="9498">
            <text:p>9498</text:p>
          </table:table-cell>
          <table:table-cell office:value-type="float" office:value="12744">
            <text:p>12744</text:p>
          </table:table-cell>
          <table:table-cell office:value-type="float" office:value="17547">
            <text:p>17547</text:p>
          </table:table-cell>
          <table:table-cell office:value-type="float" office:value="-165">
            <text:p>-165</text:p>
          </table:table-cell>
          <table:table-cell office:value-type="float" office:value="-95.625">
            <text:p>-95.625</text:p>
          </table:table-cell>
          <table:table-cell office:value-type="float" office:value="-244.375">
            <text:p>-244.375</text:p>
          </table:table-cell>
          <table:table-cell office:value-type="float" office:value="-0.0173720783322805">
            <text:p>-0.0173720783</text:p>
          </table:table-cell>
          <table:table-cell office:value-type="float" office:value="-0.00750353107344633">
            <text:p>-0.0075035311</text:p>
          </table:table-cell>
          <table:table-cell office:value-type="float" office:value="-0.0139268820881062">
            <text:p>-0.0139268821</text:p>
          </table:table-cell>
          <table:table-cell office:value-type="float" office:value="0.939789232483961">
            <text:p>0.9397892325</text:p>
          </table:table-cell>
          <table:table-cell office:value-type="float" office:value="0.973847995080935">
            <text:p>0.9738479951</text:p>
          </table:table-cell>
          <table:table-cell office:value-type="float" office:value="0.951636070459232">
            <text:p>0.95163607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781">
            <text:p>781</text:p>
          </table:table-cell>
          <table:table-cell office:value-type="float" office:value="9569">
            <text:p>9569</text:p>
          </table:table-cell>
          <table:table-cell office:value-type="float" office:value="12739">
            <text:p>12739</text:p>
          </table:table-cell>
          <table:table-cell office:value-type="float" office:value="17717">
            <text:p>17717</text:p>
          </table:table-cell>
          <table:table-cell office:value-type="float" office:value="-69.375">
            <text:p>-69.375</text:p>
          </table:table-cell>
          <table:table-cell office:value-type="float" office:value="-111.125">
            <text:p>-111.125</text:p>
          </table:table-cell>
          <table:table-cell office:value-type="float" office:value="-351.75">
            <text:p>-351.75</text:p>
          </table:table-cell>
          <table:table-cell office:value-type="float" office:value="-0.00724997387396802">
            <text:p>-0.0072499739</text:p>
          </table:table-cell>
          <table:table-cell office:value-type="float" office:value="-0.00872321218305989">
            <text:p>-0.0087232122</text:p>
          </table:table-cell>
          <table:table-cell office:value-type="float" office:value="-0.0198538127222442">
            <text:p>-0.0198538127</text:p>
          </table:table-cell>
          <table:table-cell office:value-type="float" office:value="0.974728113198611">
            <text:p>0.9747281132</text:p>
          </table:table-cell>
          <table:table-cell office:value-type="float" office:value="0.96961790244364">
            <text:p>0.9696179024</text:p>
          </table:table-cell>
          <table:table-cell office:value-type="float" office:value="0.931284236276181">
            <text:p>0.93128423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685">
            <text:p>685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9376">
            <text:p>9376</text:p>
          </table:table-cell>
          <table:table-cell office:value-type="float" office:value="13360">
            <text:p>13360</text:p>
          </table:table-cell>
          <table:table-cell office:value-type="float" office:value="18582">
            <text:p>18582</text:p>
          </table:table-cell>
          <table:table-cell office:value-type="float" office:value="-53.5">
            <text:p>-53.5</text:p>
          </table:table-cell>
          <table:table-cell office:value-type="float" office:value="-177.75">
            <text:p>-177.75</text:p>
          </table:table-cell>
          <table:table-cell office:value-type="float" office:value="-190.125">
            <text:p>-190.125</text:p>
          </table:table-cell>
          <table:table-cell office:value-type="float" office:value="-0.00570605802047782">
            <text:p>-0.005706058</text:p>
          </table:table-cell>
          <table:table-cell office:value-type="float" office:value="-0.0133046407185629">
            <text:p>-0.0133046407</text:p>
          </table:table-cell>
          <table:table-cell office:value-type="float" office:value="-0.0102316758153051">
            <text:p>-0.0102316758</text:p>
          </table:table-cell>
          <table:table-cell office:value-type="float" office:value="0.980092612760669">
            <text:p>0.9800926128</text:p>
          </table:table-cell>
          <table:table-cell office:value-type="float" office:value="0.953780703875744">
            <text:p>0.9537807039</text:p>
          </table:table-cell>
          <table:table-cell office:value-type="float" office:value="0.964394321538812">
            <text:p>0.96439432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9073">
            <text:p>9073</text:p>
          </table:table-cell>
          <table:table-cell office:value-type="float" office:value="12200">
            <text:p>12200</text:p>
          </table:table-cell>
          <table:table-cell office:value-type="float" office:value="19043">
            <text:p>19043</text:p>
          </table:table-cell>
          <table:table-cell office:value-type="float" office:value="-147.625">
            <text:p>-147.625</text:p>
          </table:table-cell>
          <table:table-cell office:value-type="float" office:value="-72.875">
            <text:p>-72.875</text:p>
          </table:table-cell>
          <table:table-cell office:value-type="float" office:value="-273">
            <text:p>-273</text:p>
          </table:table-cell>
          <table:table-cell office:value-type="float" office:value="-0.0162708034828612">
            <text:p>-0.0162708035</text:p>
          </table:table-cell>
          <table:table-cell office:value-type="float" office:value="-0.00597336065573771">
            <text:p>-0.0059733607</text:p>
          </table:table-cell>
          <table:table-cell office:value-type="float" office:value="-0.014335976474295">
            <text:p>-0.0143359765</text:p>
          </table:table-cell>
          <table:table-cell office:value-type="float" office:value="0.943571076340102">
            <text:p>0.9435710763</text:p>
          </table:table-cell>
          <table:table-cell office:value-type="float" office:value="0.979163172538464">
            <text:p>0.9791631725</text:p>
          </table:table-cell>
          <table:table-cell office:value-type="float" office:value="0.950226901974052">
            <text:p>0.9502269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46">
            <text:p>1146</text:p>
          </table:table-cell>
          <table:table-cell office:value-type="float" office:value="8765">
            <text:p>8765</text:p>
          </table:table-cell>
          <table:table-cell office:value-type="float" office:value="11966">
            <text:p>11966</text:p>
          </table:table-cell>
          <table:table-cell office:value-type="float" office:value="17149">
            <text:p>17149</text:p>
          </table:table-cell>
          <table:table-cell office:value-type="float" office:value="-30">
            <text:p>-30</text:p>
          </table:table-cell>
          <table:table-cell office:value-type="float" office:value="-222.375">
            <text:p>-222.375</text:p>
          </table:table-cell>
          <table:table-cell office:value-type="float" office:value="-163.5">
            <text:p>-163.5</text:p>
          </table:table-cell>
          <table:table-cell office:value-type="float" office:value="-0.00342270393610953">
            <text:p>-0.0034227039</text:p>
          </table:table-cell>
          <table:table-cell office:value-type="float" office:value="-0.0185839043957881">
            <text:p>-0.0185839044</text:p>
          </table:table-cell>
          <table:table-cell office:value-type="float" office:value="-0.00953408362003615">
            <text:p>-0.0095340836</text:p>
          </table:table-cell>
          <table:table-cell office:value-type="float" office:value="0.988043497431996">
            <text:p>0.9880434974</text:p>
          </table:table-cell>
          <table:table-cell office:value-type="float" office:value="0.935633243159822">
            <text:p>0.9356332432</text:p>
          </table:table-cell>
          <table:table-cell office:value-type="float" office:value="0.966808868880802">
            <text:p>0.96680886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8680">
            <text:p>8680</text:p>
          </table:table-cell>
          <table:table-cell office:value-type="float" office:value="12198">
            <text:p>12198</text:p>
          </table:table-cell>
          <table:table-cell office:value-type="float" office:value="17090">
            <text:p>17090</text:p>
          </table:table-cell>
          <table:table-cell office:value-type="float" office:value="-15.875">
            <text:p>-15.875</text:p>
          </table:table-cell>
          <table:table-cell office:value-type="float" office:value="-87.875">
            <text:p>-87.875</text:p>
          </table:table-cell>
          <table:table-cell office:value-type="float" office:value="-190.875">
            <text:p>-190.875</text:p>
          </table:table-cell>
          <table:table-cell office:value-type="float" office:value="-0.00182891705069124">
            <text:p>-0.0018289171</text:p>
          </table:table-cell>
          <table:table-cell office:value-type="float" office:value="-0.00720404984423676">
            <text:p>-0.0072040498</text:p>
          </table:table-cell>
          <table:table-cell office:value-type="float" office:value="-0.0111688121708602">
            <text:p>-0.0111688122</text:p>
          </table:table-cell>
          <table:table-cell office:value-type="float" office:value="0.993605346400234">
            <text:p>0.9936053464</text:p>
          </table:table-cell>
          <table:table-cell office:value-type="float" office:value="0.974887546280122">
            <text:p>0.9748875463</text:p>
          </table:table-cell>
          <table:table-cell office:value-type="float" office:value="0.961153652437993">
            <text:p>0.96115365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8381">
            <text:p>8381</text:p>
          </table:table-cell>
          <table:table-cell office:value-type="float" office:value="11988">
            <text:p>11988</text:p>
          </table:table-cell>
          <table:table-cell office:value-type="float" office:value="18071">
            <text:p>18071</text:p>
          </table:table-cell>
          <table:table-cell office:value-type="float" office:value="-133.5">
            <text:p>-133.5</text:p>
          </table:table-cell>
          <table:table-cell office:value-type="float" office:value="-70.25">
            <text:p>-70.25</text:p>
          </table:table-cell>
          <table:table-cell office:value-type="float" office:value="-248.125">
            <text:p>-248.125</text:p>
          </table:table-cell>
          <table:table-cell office:value-type="float" office:value="-0.0159288867676888">
            <text:p>-0.0159288868</text:p>
          </table:table-cell>
          <table:table-cell office:value-type="float" office:value="-0.00586002669336003">
            <text:p>-0.0058600267</text:p>
          </table:table-cell>
          <table:table-cell office:value-type="float" office:value="-0.013730562780145">
            <text:p>-0.0137305628</text:p>
          </table:table-cell>
          <table:table-cell office:value-type="float" office:value="0.944746206003059">
            <text:p>0.944746206</text:p>
          </table:table-cell>
          <table:table-cell office:value-type="float" office:value="0.97955721280242">
            <text:p>0.9795572128</text:p>
          </table:table-cell>
          <table:table-cell office:value-type="float" office:value="0.952312545843841">
            <text:p>0.95231254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369">
            <text:p>369</text:p>
          </table:table-cell>
          <table:table-cell office:value-type="float" office:value="8494">
            <text:p>8494</text:p>
          </table:table-cell>
          <table:table-cell office:value-type="float" office:value="11635">
            <text:p>11635</text:p>
          </table:table-cell>
          <table:table-cell office:value-type="float" office:value="16437">
            <text:p>16437</text:p>
          </table:table-cell>
          <table:table-cell office:value-type="float" office:value="-202.5">
            <text:p>-202.5</text:p>
          </table:table-cell>
          <table:table-cell office:value-type="float" office:value="-206.75">
            <text:p>-206.75</text:p>
          </table:table-cell>
          <table:table-cell office:value-type="float" office:value="-133.875">
            <text:p>-133.875</text:p>
          </table:table-cell>
          <table:table-cell office:value-type="float" office:value="-0.0238403578996939">
            <text:p>-0.0238403579</text:p>
          </table:table-cell>
          <table:table-cell office:value-type="float" office:value="-0.0177696605070907">
            <text:p>-0.0177696605</text:p>
          </table:table-cell>
          <table:table-cell office:value-type="float" office:value="-0.00814473444059135">
            <text:p>-0.0081447344</text:p>
          </table:table-cell>
          <table:table-cell office:value-type="float" office:value="0.917672738174051">
            <text:p>0.9176727382</text:p>
          </table:table-cell>
          <table:table-cell office:value-type="float" office:value="0.938425079460876">
            <text:p>0.9384250795</text:p>
          </table:table-cell>
          <table:table-cell office:value-type="float" office:value="0.971623449388181">
            <text:p>0.9716234494</text:p>
          </table:table-cell>
          <table:table-cell office:value-type="float" office:value="-28.726561813647">
            <text:p>-28.72656181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782">
            <text:p>8782</text:p>
          </table:table-cell>
          <table:table-cell office:value-type="float" office:value="11375">
            <text:p>11375</text:p>
          </table:table-cell>
          <table:table-cell office:value-type="float" office:value="16063">
            <text:p>16063</text:p>
          </table:table-cell>
          <table:table-cell office:value-type="float" office:value="-39.25">
            <text:p>-39.25</text:p>
          </table:table-cell>
          <table:table-cell office:value-type="float" office:value="-52.25">
            <text:p>-52.25</text:p>
          </table:table-cell>
          <table:table-cell office:value-type="float" office:value="-271.875">
            <text:p>-271.875</text:p>
          </table:table-cell>
          <table:table-cell office:value-type="float" office:value="-0.0044693691641995">
            <text:p>-0.0044693692</text:p>
          </table:table-cell>
          <table:table-cell office:value-type="float" office:value="-0.00459340659340659">
            <text:p>-0.0045934066</text:p>
          </table:table-cell>
          <table:table-cell office:value-type="float" office:value="-0.0169255431737533">
            <text:p>-0.0169255432</text:p>
          </table:table-cell>
          <table:table-cell office:value-type="float" office:value="0.984396359436325">
            <text:p>0.9843963594</text:p>
          </table:table-cell>
          <table:table-cell office:value-type="float" office:value="0.983964431715976">
            <text:p>0.9839644317</text:p>
          </table:table-cell>
          <table:table-cell office:value-type="float" office:value="0.941322087954847">
            <text:p>0.9413220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8060">
            <text:p>8060</text:p>
          </table:table-cell>
          <table:table-cell office:value-type="float" office:value="11998">
            <text:p>11998</text:p>
          </table:table-cell>
          <table:table-cell office:value-type="float" office:value="17037">
            <text:p>17037</text:p>
          </table:table-cell>
          <table:table-cell office:value-type="float" office:value="-108.25">
            <text:p>-108.25</text:p>
          </table:table-cell>
          <table:table-cell office:value-type="float" office:value="-253.75">
            <text:p>-253.75</text:p>
          </table:table-cell>
          <table:table-cell office:value-type="float" office:value="-310.125">
            <text:p>-310.125</text:p>
          </table:table-cell>
          <table:table-cell office:value-type="float" office:value="-0.0134305210918114">
            <text:p>-0.0134305211</text:p>
          </table:table-cell>
          <table:table-cell office:value-type="float" office:value="-0.0211493582263711">
            <text:p>-0.0211493582</text:p>
          </table:table-cell>
          <table:table-cell office:value-type="float" office:value="-0.0182030287022363">
            <text:p>-0.0182030287</text:p>
          </table:table-cell>
          <table:table-cell office:value-type="float" office:value="0.953346718816383">
            <text:p>0.9533467188</text:p>
          </table:table-cell>
          <table:table-cell office:value-type="float" office:value="0.92685394510034">
            <text:p>0.9268539451</text:p>
          </table:table-cell>
          <table:table-cell office:value-type="float" office:value="0.936938846039884">
            <text:p>0.936938846</text:p>
          </table:table-cell>
          <table:table-cell office:value-type="float" office:value="0">
            <text:p>0</text:p>
          </table:table-cell>
          <table:table-cell office:value-type="float" office:value="-32.4261025078361">
            <text:p>-32.42610250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670">
            <text:p>670</text:p>
          </table:table-cell>
          <table:table-cell office:value-type="float" office:value="7920">
            <text:p>7920</text:p>
          </table:table-cell>
          <table:table-cell office:value-type="float" office:value="11648">
            <text:p>11648</text:p>
          </table:table-cell>
          <table:table-cell office:value-type="float" office:value="18025">
            <text:p>18025</text:p>
          </table:table-cell>
          <table:table-cell office:value-type="float" office:value="-262.625">
            <text:p>-262.625</text:p>
          </table:table-cell>
          <table:table-cell office:value-type="float" office:value="-94">
            <text:p>-94</text:p>
          </table:table-cell>
          <table:table-cell office:value-type="float" office:value="-205.25">
            <text:p>-205.25</text:p>
          </table:table-cell>
          <table:table-cell office:value-type="float" office:value="-0.0331597222222222">
            <text:p>-0.0331597222</text:p>
          </table:table-cell>
          <table:table-cell office:value-type="float" office:value="-0.00807005494505495">
            <text:p>-0.0080700549</text:p>
          </table:table-cell>
          <table:table-cell office:value-type="float" office:value="-0.0113869625520111">
            <text:p>-0.0113869626</text:p>
          </table:table-cell>
          <table:table-cell office:value-type="float" office:value="0.886096123890818">
            <text:p>0.8860961239</text:p>
          </table:table-cell>
          <table:table-cell office:value-type="float" office:value="0.971882454234468">
            <text:p>0.9718824542</text:p>
          </table:table-cell>
          <table:table-cell office:value-type="float" office:value="0.960399770383637">
            <text:p>0.9603997704</text:p>
          </table:table-cell>
          <table:table-cell office:value-type="float" office:value="-20.5547652909647">
            <text:p>-20.5547652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522">
            <text:p>522</text:p>
          </table:table-cell>
          <table:table-cell office:value-type="float" office:value="7819">
            <text:p>7819</text:p>
          </table:table-cell>
          <table:table-cell office:value-type="float" office:value="10847">
            <text:p>10847</text:p>
          </table:table-cell>
          <table:table-cell office:value-type="float" office:value="16226">
            <text:p>16226</text:p>
          </table:table-cell>
          <table:table-cell office:value-type="float" office:value="-219.5">
            <text:p>-219.5</text:p>
          </table:table-cell>
          <table:table-cell office:value-type="float" office:value="70.625">
            <text:p>70.625</text:p>
          </table:table-cell>
          <table:table-cell office:value-type="float" office:value="-163">
            <text:p>-163</text:p>
          </table:table-cell>
          <table:table-cell office:value-type="float" office:value="-0.0280726435605576">
            <text:p>-0.0280726436</text:p>
          </table:table-cell>
          <table:table-cell office:value-type="float" office:value="0.00651101687102425">
            <text:p>0.0065110169</text:p>
          </table:table-cell>
          <table:table-cell office:value-type="float" office:value="-0.0100456058178232">
            <text:p>-0.0100456058</text:p>
          </table:table-cell>
          <table:table-cell office:value-type="float" office:value="0.903290371238345">
            <text:p>0.9032903712</text:p>
          </table:table-cell>
          <table:table-cell office:value-type="float" office:value="1.02287164999635">
            <text:p>1.02287165</text:p>
          </table:table-cell>
          <table:table-cell office:value-type="float" office:value="0.965038171462263">
            <text:p>0.9650381715</text:p>
          </table:table-cell>
          <table:table-cell office:value-type="float" office:value="-24.342978985253">
            <text:p>-24.34297898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7950">
            <text:p>7950</text:p>
          </table:table-cell>
          <table:table-cell office:value-type="float" office:value="10785">
            <text:p>10785</text:p>
          </table:table-cell>
          <table:table-cell office:value-type="float" office:value="15389">
            <text:p>15389</text:p>
          </table:table-cell>
          <table:table-cell office:value-type="float" office:value="72.625">
            <text:p>72.625</text:p>
          </table:table-cell>
          <table:table-cell office:value-type="float" office:value="189.75">
            <text:p>189.75</text:p>
          </table:table-cell>
          <table:table-cell office:value-type="float" office:value="-168.125">
            <text:p>-168.125</text:p>
          </table:table-cell>
          <table:table-cell office:value-type="float" office:value="0.00913522012578616">
            <text:p>0.0091352201</text:p>
          </table:table-cell>
          <table:table-cell office:value-type="float" office:value="0.0175938803894298">
            <text:p>0.0175938804</text:p>
          </table:table-cell>
          <table:table-cell office:value-type="float" office:value="-0.010925011371759">
            <text:p>-0.0109250114</text:p>
          </table:table-cell>
          <table:table-cell office:value-type="float" office:value="1.03213683684387">
            <text:p>1.0321368368</text:p>
          </table:table-cell>
          <table:table-cell office:value-type="float" office:value="1.06218528883223">
            <text:p>1.0621852888</text:p>
          </table:table-cell>
          <table:table-cell office:value-type="float" office:value="0.961996397710851">
            <text:p>0.96199639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694">
            <text:p>694</text:p>
          </table:table-cell>
          <table:table-cell office:value-type="float" office:value="7710">
            <text:p>7710</text:p>
          </table:table-cell>
          <table:table-cell office:value-type="float" office:value="10655">
            <text:p>10655</text:p>
          </table:table-cell>
          <table:table-cell office:value-type="float" office:value="16617">
            <text:p>16617</text:p>
          </table:table-cell>
          <table:table-cell office:value-type="float" office:value="-42.25">
            <text:p>-42.25</text:p>
          </table:table-cell>
          <table:table-cell office:value-type="float" office:value="-66.375">
            <text:p>-66.375</text:p>
          </table:table-cell>
          <table:table-cell office:value-type="float" office:value="-159.875">
            <text:p>-159.875</text:p>
          </table:table-cell>
          <table:table-cell office:value-type="float" office:value="-0.0054798962386511">
            <text:p>-0.0054798962</text:p>
          </table:table-cell>
          <table:table-cell office:value-type="float" office:value="-0.00622946973251994">
            <text:p>-0.0062294697</text:p>
          </table:table-cell>
          <table:table-cell office:value-type="float" office:value="-0.00962117108984775">
            <text:p>-0.0096211711</text:p>
          </table:table-cell>
          <table:table-cell office:value-type="float" office:value="0.980879220519782">
            <text:p>0.9808792205</text:p>
          </table:table-cell>
          <table:table-cell office:value-type="float" office:value="0.978272916270751">
            <text:p>0.9782729163</text:p>
          </table:table-cell>
          <table:table-cell office:value-type="float" office:value="0.966507332374487">
            <text:p>0.9665073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7780">
            <text:p>7780</text:p>
          </table:table-cell>
          <table:table-cell office:value-type="float" office:value="10550">
            <text:p>10550</text:p>
          </table:table-cell>
          <table:table-cell office:value-type="float" office:value="15560">
            <text:p>15560</text:p>
          </table:table-cell>
          <table:table-cell office:value-type="float" office:value="-158.375">
            <text:p>-158.375</text:p>
          </table:table-cell>
          <table:table-cell office:value-type="float" office:value="-337.5">
            <text:p>-337.5</text:p>
          </table:table-cell>
          <table:table-cell office:value-type="float" office:value="-64.5">
            <text:p>-64.5</text:p>
          </table:table-cell>
          <table:table-cell office:value-type="float" office:value="-0.0203566838046273">
            <text:p>-0.0203566838</text:p>
          </table:table-cell>
          <table:table-cell office:value-type="float" office:value="-0.0319905213270142">
            <text:p>-0.0319905213</text:p>
          </table:table-cell>
          <table:table-cell office:value-type="float" office:value="-0.0041452442159383">
            <text:p>-0.0041452442</text:p>
          </table:table-cell>
          <table:table-cell office:value-type="float" office:value="0.929563820051827">
            <text:p>0.9295638201</text:p>
          </table:table-cell>
          <table:table-cell office:value-type="float" office:value="0.890039026526808">
            <text:p>0.8900390265</text:p>
          </table:table-cell>
          <table:table-cell office:value-type="float" office:value="0.985525324021451">
            <text:p>0.985525324</text:p>
          </table:table-cell>
          <table:table-cell office:value-type="float" office:value="-33.7023414502601">
            <text:p>-33.7023414503</text:p>
          </table:table-cell>
          <table:table-cell office:value-type="float" office:value="-21.3188158171427">
            <text:p>-21.3188158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776">
            <text:p>7776</text:p>
          </table:table-cell>
          <table:table-cell office:value-type="float" office:value="10542">
            <text:p>10542</text:p>
          </table:table-cell>
          <table:table-cell office:value-type="float" office:value="16055">
            <text:p>16055</text:p>
          </table:table-cell>
          <table:table-cell office:value-type="float" office:value="-126.25">
            <text:p>-126.25</text:p>
          </table:table-cell>
          <table:table-cell office:value-type="float" office:value="-246.25">
            <text:p>-246.25</text:p>
          </table:table-cell>
          <table:table-cell office:value-type="float" office:value="186.625">
            <text:p>186.625</text:p>
          </table:table-cell>
          <table:table-cell office:value-type="float" office:value="-0.016235853909465">
            <text:p>-0.0162358539</text:p>
          </table:table-cell>
          <table:table-cell office:value-type="float" office:value="-0.0233589451716942">
            <text:p>-0.0233589452</text:p>
          </table:table-cell>
          <table:table-cell office:value-type="float" office:value="0.011624104640299">
            <text:p>0.0116241046</text:p>
          </table:table-cell>
          <table:table-cell office:value-type="float" office:value="0.943691173103125">
            <text:p>0.9436911731</text:p>
          </table:table-cell>
          <table:table-cell office:value-type="float" office:value="0.919313146925357">
            <text:p>0.9193131469</text:p>
          </table:table-cell>
          <table:table-cell office:value-type="float" office:value="1.04094920106608">
            <text:p>1.0409492011</text:p>
          </table:table-cell>
          <table:table-cell office:value-type="float" office:value="0">
            <text:p>0</text:p>
          </table:table-cell>
          <table:table-cell office:value-type="float" office:value="-29.3257975035332">
            <text:p>-29.3257975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7710">
            <text:p>7710</text:p>
          </table:table-cell>
          <table:table-cell office:value-type="float" office:value="10727">
            <text:p>10727</text:p>
          </table:table-cell>
          <table:table-cell office:value-type="float" office:value="17269">
            <text:p>17269</text:p>
          </table:table-cell>
          <table:table-cell office:value-type="float" office:value="75.5">
            <text:p>75.5</text:p>
          </table:table-cell>
          <table:table-cell office:value-type="float" office:value="-186.375">
            <text:p>-186.375</text:p>
          </table:table-cell>
          <table:table-cell office:value-type="float" office:value="296.75">
            <text:p>296.75</text:p>
          </table:table-cell>
          <table:table-cell office:value-type="float" office:value="0.00979247730220493">
            <text:p>0.0097924773</text:p>
          </table:table-cell>
          <table:table-cell office:value-type="float" office:value="-0.0173743823995525">
            <text:p>-0.0173743824</text:p>
          </table:table-cell>
          <table:table-cell office:value-type="float" office:value="0.0171839712780126">
            <text:p>0.0171839713</text:p>
          </table:table-cell>
          <table:table-cell office:value-type="float" office:value="1.03446162007668">
            <text:p>1.0344616201</text:p>
          </table:table-cell>
          <table:table-cell office:value-type="float" office:value="0.939781325162547">
            <text:p>0.9397813252</text:p>
          </table:table-cell>
          <table:table-cell office:value-type="float" office:value="1.06072266565606">
            <text:p>1.06072266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700">
            <text:p>7700</text:p>
          </table:table-cell>
          <table:table-cell office:value-type="float" office:value="11536">
            <text:p>11536</text:p>
          </table:table-cell>
          <table:table-cell office:value-type="float" office:value="16883">
            <text:p>16883</text:p>
          </table:table-cell>
          <table:table-cell office:value-type="float" office:value="-51.5">
            <text:p>-51.5</text:p>
          </table:table-cell>
          <table:table-cell office:value-type="float" office:value="-47.625">
            <text:p>-47.625</text:p>
          </table:table-cell>
          <table:table-cell office:value-type="float" office:value="318.5">
            <text:p>318.5</text:p>
          </table:table-cell>
          <table:table-cell office:value-type="float" office:value="-0.00668831168831169">
            <text:p>-0.0066883117</text:p>
          </table:table-cell>
          <table:table-cell office:value-type="float" office:value="-0.00412838072122053">
            <text:p>-0.0041283807</text:p>
          </table:table-cell>
          <table:table-cell office:value-type="float" office:value="0.0188651306047503">
            <text:p>0.0188651306</text:p>
          </table:table-cell>
          <table:table-cell office:value-type="float" office:value="0.976678586776859">
            <text:p>0.9766785868</text:p>
          </table:table-cell>
          <table:table-cell office:value-type="float" office:value="0.985584072789392">
            <text:p>0.9855840728</text:p>
          </table:table-cell>
          <table:table-cell office:value-type="float" office:value="1.06672550769599">
            <text:p>1.06672550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818">
            <text:p>7818</text:p>
          </table:table-cell>
          <table:table-cell office:value-type="float" office:value="10890">
            <text:p>10890</text:p>
          </table:table-cell>
          <table:table-cell office:value-type="float" office:value="16260">
            <text:p>16260</text:p>
          </table:table-cell>
          <table:table-cell office:value-type="float" office:value="-41.125">
            <text:p>-41.125</text:p>
          </table:table-cell>
          <table:table-cell office:value-type="float" office:value="-29">
            <text:p>-29</text:p>
          </table:table-cell>
          <table:table-cell office:value-type="float" office:value="443.875">
            <text:p>443.875</text:p>
          </table:table-cell>
          <table:table-cell office:value-type="float" office:value="-0.00526029675108723">
            <text:p>-0.0052602968</text:p>
          </table:table-cell>
          <table:table-cell office:value-type="float" office:value="-0.00266299357208448">
            <text:p>-0.0026629936</text:p>
          </table:table-cell>
          <table:table-cell office:value-type="float" office:value="0.0272985854858549">
            <text:p>0.0272985855</text:p>
          </table:table-cell>
          <table:table-cell office:value-type="float" office:value="0.981643195986137">
            <text:p>0.981643196</text:p>
          </table:table-cell>
          <table:table-cell office:value-type="float" office:value="0.990693421905844">
            <text:p>0.9906934219</text:p>
          </table:table-cell>
          <table:table-cell office:value-type="float" office:value="1.09700566622877">
            <text:p>1.0970056662</text:p>
          </table:table-cell>
          <table:table-cell table:number-columns-repeated="2" office:value-type="float" office:value="0">
            <text:p>0</text:p>
          </table:table-cell>
          <table:table-cell office:value-type="float" office:value="25.7363401520987">
            <text:p>25.736340152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7846">
            <text:p>7846</text:p>
          </table:table-cell>
          <table:table-cell office:value-type="float" office:value="11243">
            <text:p>11243</text:p>
          </table:table-cell>
          <table:table-cell office:value-type="float" office:value="16418">
            <text:p>16418</text:p>
          </table:table-cell>
          <table:table-cell office:value-type="float" office:value="107.625">
            <text:p>107.625</text:p>
          </table:table-cell>
          <table:table-cell office:value-type="float" office:value="105">
            <text:p>105</text:p>
          </table:table-cell>
          <table:table-cell office:value-type="float" office:value="389.625">
            <text:p>389.625</text:p>
          </table:table-cell>
          <table:table-cell office:value-type="float" office:value="0.0137171807290339">
            <text:p>0.0137171807</text:p>
          </table:table-cell>
          <table:table-cell office:value-type="float" office:value="0.00933914435648848">
            <text:p>0.0093391444</text:p>
          </table:table-cell>
          <table:table-cell office:value-type="float" office:value="0.0237315751004995">
            <text:p>0.0237315751</text:p>
          </table:table-cell>
          <table:table-cell office:value-type="float" office:value="1.04837892820404">
            <text:p>1.0483789282</text:p>
          </table:table-cell>
          <table:table-cell office:value-type="float" office:value="1.03285795569764">
            <text:p>1.0328579557</text:p>
          </table:table-cell>
          <table:table-cell office:value-type="float" office:value="1.08416436065898">
            <text:p>1.0841643607</text:p>
          </table:table-cell>
          <table:table-cell table:number-columns-repeated="2" office:value-type="float" office:value="0">
            <text:p>0</text:p>
          </table:table-cell>
          <table:table-cell office:value-type="float" office:value="29.5530222533086">
            <text:p>29.553022253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7462">
            <text:p>7462</text:p>
          </table:table-cell>
          <table:table-cell office:value-type="float" office:value="11662">
            <text:p>11662</text:p>
          </table:table-cell>
          <table:table-cell office:value-type="float" office:value="17117">
            <text:p>17117</text:p>
          </table:table-cell>
          <table:table-cell office:value-type="float" office:value="128.25">
            <text:p>128.25</text:p>
          </table:table-cell>
          <table:table-cell office:value-type="float" office:value="70.625">
            <text:p>70.625</text:p>
          </table:table-cell>
          <table:table-cell office:value-type="float" office:value="316.375">
            <text:p>316.375</text:p>
          </table:table-cell>
          <table:table-cell office:value-type="float" office:value="0.0171870812114715">
            <text:p>0.0171870812</text:p>
          </table:table-cell>
          <table:table-cell office:value-type="float" office:value="0.00605599382610187">
            <text:p>0.0060559938</text:p>
          </table:table-cell>
          <table:table-cell office:value-type="float" office:value="0.0184830869895426">
            <text:p>0.018483087</text:p>
          </table:table-cell>
          <table:table-cell office:value-type="float" office:value="1.06073375993087">
            <text:p>1.0607337599</text:p>
          </table:table-cell>
          <table:table-cell office:value-type="float" office:value="1.02126786151135">
            <text:p>1.0212678615</text:p>
          </table:table-cell>
          <table:table-cell office:value-type="float" office:value="1.06536038849254">
            <text:p>1.06536038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7730">
            <text:p>7730</text:p>
          </table:table-cell>
          <table:table-cell office:value-type="float" office:value="11885">
            <text:p>11885</text:p>
          </table:table-cell>
          <table:table-cell office:value-type="float" office:value="16437">
            <text:p>16437</text:p>
          </table:table-cell>
          <table:table-cell office:value-type="float" office:value="45.875">
            <text:p>45.875</text:p>
          </table:table-cell>
          <table:table-cell office:value-type="float" office:value="244.75">
            <text:p>244.75</text:p>
          </table:table-cell>
          <table:table-cell office:value-type="float" office:value="320.875">
            <text:p>320.875</text:p>
          </table:table-cell>
          <table:table-cell office:value-type="float" office:value="0.0059346701164295">
            <text:p>0.0059346701</text:p>
          </table:table-cell>
          <table:table-cell office:value-type="float" office:value="0.0205931846865797">
            <text:p>0.0205931847</text:p>
          </table:table-cell>
          <table:table-cell office:value-type="float" office:value="0.0195215063576078">
            <text:p>0.0195215064</text:p>
          </table:table-cell>
          <table:table-cell office:value-type="float" office:value="1.02084037721391">
            <text:p>1.0208403772</text:p>
          </table:table-cell>
          <table:table-cell office:value-type="float" office:value="1.07290734174388">
            <text:p>1.0729073417</text:p>
          </table:table-cell>
          <table:table-cell office:value-type="float" office:value="1.06907220710415">
            <text:p>1.0690722071</text:p>
          </table:table-cell>
          <table:table-cell office:value-type="float" office:value="0">
            <text:p>0</text:p>
          </table:table-cell>
          <table:table-cell office:value-type="float" office:value="34.0044533360067">
            <text:p>34.0044533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7701">
            <text:p>7701</text:p>
          </table:table-cell>
          <table:table-cell office:value-type="float" office:value="11508">
            <text:p>11508</text:p>
          </table:table-cell>
          <table:table-cell office:value-type="float" office:value="17975">
            <text:p>17975</text:p>
          </table:table-cell>
          <table:table-cell office:value-type="float" office:value="15.875">
            <text:p>15.875</text:p>
          </table:table-cell>
          <table:table-cell office:value-type="float" office:value="326.5">
            <text:p>326.5</text:p>
          </table:table-cell>
          <table:table-cell office:value-type="float" office:value="-54.5">
            <text:p>-54.5</text:p>
          </table:table-cell>
          <table:table-cell office:value-type="float" office:value="0.00206142059472796">
            <text:p>0.0020614206</text:p>
          </table:table-cell>
          <table:table-cell office:value-type="float" office:value="0.0283715676051442">
            <text:p>0.0283715676</text:p>
          </table:table-cell>
          <table:table-cell office:value-type="float" office:value="-0.00303198887343533">
            <text:p>-0.0030319889</text:p>
          </table:table-cell>
          <table:table-cell office:value-type="float" office:value="1.00722330101309">
            <text:p>1.007223301</text:p>
          </table:table-cell>
          <table:table-cell office:value-type="float" office:value="1.10087818048082">
            <text:p>1.1008781805</text:p>
          </table:table-cell>
          <table:table-cell office:value-type="float" office:value="0.989406057137772">
            <text:p>0.9894060571</text:p>
          </table:table-cell>
          <table:table-cell office:value-type="float" office:value="0">
            <text:p>0</text:p>
          </table:table-cell>
          <table:table-cell office:value-type="float" office:value="24.7760074047186">
            <text:p>24.77600740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8448">
            <text:p>8448</text:p>
          </table:table-cell>
          <table:table-cell office:value-type="float" office:value="11581">
            <text:p>11581</text:p>
          </table:table-cell>
          <table:table-cell office:value-type="float" office:value="18849">
            <text:p>18849</text:p>
          </table:table-cell>
          <table:table-cell office:value-type="float" office:value="90.25">
            <text:p>90.25</text:p>
          </table:table-cell>
          <table:table-cell office:value-type="float" office:value="258.125">
            <text:p>258.125</text:p>
          </table:table-cell>
          <table:table-cell office:value-type="float" office:value="-101.5">
            <text:p>-101.5</text:p>
          </table:table-cell>
          <table:table-cell office:value-type="float" office:value="0.0106830018939394">
            <text:p>0.0106830019</text:p>
          </table:table-cell>
          <table:table-cell office:value-type="float" office:value="0.0222886624643813">
            <text:p>0.0222886625</text:p>
          </table:table-cell>
          <table:table-cell office:value-type="float" office:value="-0.00538490105575893">
            <text:p>-0.0053849011</text:p>
          </table:table-cell>
          <table:table-cell office:value-type="float" office:value="1.03761419462654">
            <text:p>1.0376141946</text:p>
          </table:table-cell>
          <table:table-cell office:value-type="float" office:value="1.07898401619526">
            <text:p>1.0789840162</text:p>
          </table:table-cell>
          <table:table-cell office:value-type="float" office:value="0.981209680737229">
            <text:p>0.9812096807</text:p>
          </table:table-cell>
          <table:table-cell office:value-type="float" office:value="0">
            <text:p>0</text:p>
          </table:table-cell>
          <table:table-cell office:value-type="float" office:value="31.4439443552684">
            <text:p>31.4439443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501">
            <text:p>501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958">
            <text:p>8958</text:p>
          </table:table-cell>
          <table:table-cell office:value-type="float" office:value="11994">
            <text:p>11994</text:p>
          </table:table-cell>
          <table:table-cell office:value-type="float" office:value="18237">
            <text:p>18237</text:p>
          </table:table-cell>
          <table:table-cell office:value-type="float" office:value="43.25">
            <text:p>43.25</text:p>
          </table:table-cell>
          <table:table-cell office:value-type="float" office:value="173.25">
            <text:p>173.25</text:p>
          </table:table-cell>
          <table:table-cell office:value-type="float" office:value="-53">
            <text:p>-53</text:p>
          </table:table-cell>
          <table:table-cell office:value-type="float" office:value="0.00482808662647913">
            <text:p>0.0048280866</text:p>
          </table:table-cell>
          <table:table-cell office:value-type="float" office:value="0.0144447223611806">
            <text:p>0.0144447224</text:p>
          </table:table-cell>
          <table:table-cell office:value-type="float" office:value="-0.00290617974447552">
            <text:p>-0.0029061797</text:p>
          </table:table-cell>
          <table:table-cell office:value-type="float" office:value="1.0169439916168">
            <text:p>1.0169439916</text:p>
          </table:table-cell>
          <table:table-cell office:value-type="float" office:value="1.05096548227215">
            <text:p>1.0509654823</text:p>
          </table:table-cell>
          <table:table-cell office:value-type="float" office:value="0.989844924820522">
            <text:p>0.98984492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8884">
            <text:p>8884</text:p>
          </table:table-cell>
          <table:table-cell office:value-type="float" office:value="11854">
            <text:p>11854</text:p>
          </table:table-cell>
          <table:table-cell office:value-type="float" office:value="16346">
            <text:p>16346</text:p>
          </table:table-cell>
          <table:table-cell office:value-type="float" office:value="-86.625">
            <text:p>-86.625</text:p>
          </table:table-cell>
          <table:table-cell office:value-type="float" office:value="-87.5">
            <text:p>-87.5</text:p>
          </table:table-cell>
          <table:table-cell office:value-type="float" office:value="251.375">
            <text:p>251.375</text:p>
          </table:table-cell>
          <table:table-cell office:value-type="float" office:value="-0.0097506753714543">
            <text:p>-0.0097506754</text:p>
          </table:table-cell>
          <table:table-cell office:value-type="float" office:value="-0.00738147460772735">
            <text:p>-0.0073814746</text:p>
          </table:table-cell>
          <table:table-cell office:value-type="float" office:value="0.0153783800318121">
            <text:p>0.01537838</text:p>
          </table:table-cell>
          <table:table-cell office:value-type="float" office:value="0.966058984513501">
            <text:p>0.9660589845</text:p>
          </table:table-cell>
          <table:table-cell office:value-type="float" office:value="0.974271631761028">
            <text:p>0.9742716318</text:p>
          </table:table-cell>
          <table:table-cell office:value-type="float" office:value="1.05428785947325">
            <text:p>1.05428785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789">
            <text:p>789</text:p>
          </table:table-cell>
          <table:table-cell office:value-type="float" office:value="8568">
            <text:p>8568</text:p>
          </table:table-cell>
          <table:table-cell office:value-type="float" office:value="11524">
            <text:p>11524</text:p>
          </table:table-cell>
          <table:table-cell office:value-type="float" office:value="17512">
            <text:p>17512</text:p>
          </table:table-cell>
          <table:table-cell office:value-type="float" office:value="219.25">
            <text:p>219.25</text:p>
          </table:table-cell>
          <table:table-cell office:value-type="float" office:value="186.5">
            <text:p>186.5</text:p>
          </table:table-cell>
          <table:table-cell office:value-type="float" office:value="-65.125">
            <text:p>-65.125</text:p>
          </table:table-cell>
          <table:table-cell office:value-type="float" office:value="0.0255894024276377">
            <text:p>0.0255894024</text:p>
          </table:table-cell>
          <table:table-cell office:value-type="float" office:value="0.0161836167997223">
            <text:p>0.0161836168</text:p>
          </table:table-cell>
          <table:table-cell office:value-type="float" office:value="-0.00371887848332572">
            <text:p>-0.0037188785</text:p>
          </table:table-cell>
          <table:table-cell office:value-type="float" office:value="1.09084635082927">
            <text:p>1.0908463508</text:p>
          </table:table-cell>
          <table:table-cell office:value-type="float" office:value="1.05715600132636">
            <text:p>1.0571560013</text:p>
          </table:table-cell>
          <table:table-cell office:value-type="float" office:value="0.987011032220421">
            <text:p>0.9870110322</text:p>
          </table:table-cell>
          <table:table-cell office:value-type="float" office:value="27.4323890960256">
            <text:p>27.4323890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 office:value-type="float" office:value="772">
            <text:p>772</text:p>
          </table:table-cell>
          <table:table-cell office:value-type="float" office:value="8664">
            <text:p>8664</text:p>
          </table:table-cell>
          <table:table-cell office:value-type="float" office:value="11451">
            <text:p>11451</text:p>
          </table:table-cell>
          <table:table-cell office:value-type="float" office:value="18510">
            <text:p>18510</text:p>
          </table:table-cell>
          <table:table-cell office:value-type="float" office:value="-18.125">
            <text:p>-18.125</text:p>
          </table:table-cell>
          <table:table-cell office:value-type="float" office:value="-17.875">
            <text:p>-17.875</text:p>
          </table:table-cell>
          <table:table-cell office:value-type="float" office:value="-94.75">
            <text:p>-94.75</text:p>
          </table:table-cell>
          <table:table-cell office:value-type="float" office:value="-0.00209198984302862">
            <text:p>-0.0020919898</text:p>
          </table:table-cell>
          <table:table-cell office:value-type="float" office:value="-0.00156099903938521">
            <text:p>-0.001560999</text:p>
          </table:table-cell>
          <table:table-cell office:value-type="float" office:value="-0.00511885467314965">
            <text:p>-0.0051188547</text:p>
          </table:table-cell>
          <table:table-cell office:value-type="float" office:value="0.992686613335546">
            <text:p>0.9926866133</text:p>
          </table:table-cell>
          <table:table-cell office:value-type="float" office:value="0.994541279329434">
            <text:p>0.9945412793</text:p>
          </table:table-cell>
          <table:table-cell office:value-type="float" office:value="0.982135365883379">
            <text:p>0.98213536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 office:value-type="float" office:value="767">
            <text:p>767</text:p>
          </table:table-cell>
          <table:table-cell office:value-type="float" office:value="8746">
            <text:p>8746</text:p>
          </table:table-cell>
          <table:table-cell office:value-type="float" office:value="11686">
            <text:p>11686</text:p>
          </table:table-cell>
          <table:table-cell office:value-type="float" office:value="17800">
            <text:p>17800</text:p>
          </table:table-cell>
          <table:table-cell office:value-type="float" office:value="32.75">
            <text:p>32.75</text:p>
          </table:table-cell>
          <table:table-cell office:value-type="float" office:value="-157.5">
            <text:p>-157.5</text:p>
          </table:table-cell>
          <table:table-cell office:value-type="float" office:value="-85.5">
            <text:p>-85.5</text:p>
          </table:table-cell>
          <table:table-cell office:value-type="float" office:value="0.0037445689458038">
            <text:p>0.0037445689</text:p>
          </table:table-cell>
          <table:table-cell office:value-type="float" office:value="-0.0134776655827486">
            <text:p>-0.0134776656</text:p>
          </table:table-cell>
          <table:table-cell office:value-type="float" office:value="-0.00480337078651685">
            <text:p>-0.0048033708</text:p>
          </table:table-cell>
          <table:table-cell office:value-type="float" office:value="1.01313347403163">
            <text:p>1.013133474</text:p>
          </table:table-cell>
          <table:table-cell office:value-type="float" office:value="0.953184199500718">
            <text:p>0.9531841995</text:p>
          </table:table-cell>
          <table:table-cell office:value-type="float" office:value="0.98323342409418">
            <text:p>0.98323342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8754">
            <text:p>8754</text:p>
          </table:table-cell>
          <table:table-cell office:value-type="float" office:value="11528">
            <text:p>11528</text:p>
          </table:table-cell>
          <table:table-cell office:value-type="float" office:value="17534">
            <text:p>17534</text:p>
          </table:table-cell>
          <table:table-cell office:value-type="float" office:value="26.25">
            <text:p>26.25</text:p>
          </table:table-cell>
          <table:table-cell office:value-type="float" office:value="-92.75">
            <text:p>-92.75</text:p>
          </table:table-cell>
          <table:table-cell office:value-type="float" office:value="104.25">
            <text:p>104.25</text:p>
          </table:table-cell>
          <table:table-cell office:value-type="float" office:value="0.00299862919808088">
            <text:p>0.0029986292</text:p>
          </table:table-cell>
          <table:table-cell office:value-type="float" office:value="-0.00804562803608605">
            <text:p>-0.008045628</text:p>
          </table:table-cell>
          <table:table-cell office:value-type="float" office:value="0.00594559142237938">
            <text:p>0.0059455914</text:p>
          </table:table-cell>
          <table:table-cell office:value-type="float" office:value="1.01051282607634">
            <text:p>1.0105128261</text:p>
          </table:table-cell>
          <table:table-cell office:value-type="float" office:value="0.971967176849469">
            <text:p>0.9719671768</text:p>
          </table:table-cell>
          <table:table-cell office:value-type="float" office:value="1.02087885609076">
            <text:p>1.02087885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677">
            <text:p>677</text:p>
          </table:table-cell>
          <table:table-cell office:value-type="float" office:value="8480">
            <text:p>8480</text:p>
          </table:table-cell>
          <table:table-cell office:value-type="float" office:value="12343">
            <text:p>12343</text:p>
          </table:table-cell>
          <table:table-cell office:value-type="float" office:value="20387">
            <text:p>20387</text:p>
          </table:table-cell>
          <table:table-cell office:value-type="float" office:value="161">
            <text:p>161</text:p>
          </table:table-cell>
          <table:table-cell office:value-type="float" office:value="-87.5">
            <text:p>-87.5</text:p>
          </table:table-cell>
          <table:table-cell office:value-type="float" office:value="99.875">
            <text:p>99.875</text:p>
          </table:table-cell>
          <table:table-cell office:value-type="float" office:value="0.0189858490566038">
            <text:p>0.0189858491</text:p>
          </table:table-cell>
          <table:table-cell office:value-type="float" office:value="-0.00708903832131573">
            <text:p>-0.0070890383</text:p>
          </table:table-cell>
          <table:table-cell office:value-type="float" office:value="0.00489895521655957">
            <text:p>0.0048989552</text:p>
          </table:table-cell>
          <table:table-cell office:value-type="float" office:value="1.06715697812834">
            <text:p>1.0671569781</text:p>
          </table:table-cell>
          <table:table-cell office:value-type="float" office:value="0.975286864625464">
            <text:p>0.9752868646</text:p>
          </table:table-cell>
          <table:table-cell office:value-type="float" office:value="1.0171933827919">
            <text:p>1.01719338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8468">
            <text:p>8468</text:p>
          </table:table-cell>
          <table:table-cell office:value-type="float" office:value="13081">
            <text:p>13081</text:p>
          </table:table-cell>
          <table:table-cell office:value-type="float" office:value="18662">
            <text:p>18662</text:p>
          </table:table-cell>
          <table:table-cell office:value-type="float" office:value="-12">
            <text:p>-12</text:p>
          </table:table-cell>
          <table:table-cell office:value-type="float" office:value="145.75">
            <text:p>145.75</text:p>
          </table:table-cell>
          <table:table-cell office:value-type="float" office:value="186.5">
            <text:p>186.5</text:p>
          </table:table-cell>
          <table:table-cell office:value-type="float" office:value="-0.00141709966934341">
            <text:p>-0.0014170997</text:p>
          </table:table-cell>
          <table:table-cell office:value-type="float" office:value="0.0111421145172387">
            <text:p>0.0111421145</text:p>
          </table:table-cell>
          <table:table-cell office:value-type="float" office:value="0.00999356982102668">
            <text:p>0.0099935698</text:p>
          </table:table-cell>
          <table:table-cell office:value-type="float" office:value="0.995044087173385">
            <text:p>0.9950440872</text:p>
          </table:table-cell>
          <table:table-cell office:value-type="float" office:value="1.03924072837353">
            <text:p>1.0392407284</text:p>
          </table:table-cell>
          <table:table-cell office:value-type="float" office:value="1.03517324239162">
            <text:p>1.03517324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700">
            <text:p>8700</text:p>
          </table:table-cell>
          <table:table-cell office:value-type="float" office:value="12162">
            <text:p>12162</text:p>
          </table:table-cell>
          <table:table-cell office:value-type="float" office:value="17134">
            <text:p>17134</text:p>
          </table:table-cell>
          <table:table-cell office:value-type="float" office:value="-116.75">
            <text:p>-116.75</text:p>
          </table:table-cell>
          <table:table-cell office:value-type="float" office:value="-49.25">
            <text:p>-49.25</text:p>
          </table:table-cell>
          <table:table-cell office:value-type="float" office:value="-91">
            <text:p>-91</text:p>
          </table:table-cell>
          <table:table-cell office:value-type="float" office:value="-0.0134195402298851">
            <text:p>-0.0134195402</text:p>
          </table:table-cell>
          <table:table-cell office:value-type="float" office:value="-0.00404949843775695">
            <text:p>-0.0040494984</text:p>
          </table:table-cell>
          <table:table-cell office:value-type="float" office:value="-0.00531107738998483">
            <text:p>-0.0053110774</text:p>
          </table:table-cell>
          <table:table-cell office:value-type="float" office:value="0.953384573952966">
            <text:p>0.953384574</text:p>
          </table:table-cell>
          <table:table-cell office:value-type="float" office:value="0.985858896405542">
            <text:p>0.9858588964</text:p>
          </table:table-cell>
          <table:table-cell office:value-type="float" office:value="0.981466515919416">
            <text:p>0.98146651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453">
            <text:p>453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492">
            <text:p>8492</text:p>
          </table:table-cell>
          <table:table-cell office:value-type="float" office:value="11956">
            <text:p>11956</text:p>
          </table:table-cell>
          <table:table-cell office:value-type="float" office:value="17144">
            <text:p>17144</text:p>
          </table:table-cell>
          <table:table-cell office:value-type="float" office:value="69.375">
            <text:p>69.375</text:p>
          </table:table-cell>
          <table:table-cell office:value-type="float" office:value="57.25">
            <text:p>57.25</text:p>
          </table:table-cell>
          <table:table-cell office:value-type="float" office:value="107.25">
            <text:p>107.25</text:p>
          </table:table-cell>
          <table:table-cell office:value-type="float" office:value="0.00816945360339143">
            <text:p>0.0081694536</text:p>
          </table:table-cell>
          <table:table-cell office:value-type="float" office:value="0.00478839076614252">
            <text:p>0.0047883908</text:p>
          </table:table-cell>
          <table:table-cell office:value-type="float" office:value="0.00625583294447037">
            <text:p>0.0062558329</text:p>
          </table:table-cell>
          <table:table-cell office:value-type="float" office:value="1.02872389795734">
            <text:p>1.028723898</text:p>
          </table:table-cell>
          <table:table-cell office:value-type="float" office:value="1.01680430790631">
            <text:p>1.0168043079</text:p>
          </table:table-cell>
          <table:table-cell office:value-type="float" office:value="1.02197212077947">
            <text:p>1.02197212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table:number-columns-repeated="2" office:value-type="float" office:value="677">
            <text:p>677</text:p>
          </table:table-cell>
          <table:table-cell office:value-type="float" office:value="8228">
            <text:p>8228</text:p>
          </table:table-cell>
          <table:table-cell office:value-type="float" office:value="11928">
            <text:p>11928</text:p>
          </table:table-cell>
          <table:table-cell office:value-type="float" office:value="19403">
            <text:p>19403</text:p>
          </table:table-cell>
          <table:table-cell office:value-type="float" office:value="143.25">
            <text:p>143.25</text:p>
          </table:table-cell>
          <table:table-cell office:value-type="float" office:value="-183.875">
            <text:p>-183.875</text:p>
          </table:table-cell>
          <table:table-cell office:value-type="float" office:value="95">
            <text:p>95</text:p>
          </table:table-cell>
          <table:table-cell office:value-type="float" office:value="0.0174100631988333">
            <text:p>0.0174100632</text:p>
          </table:table-cell>
          <table:table-cell office:value-type="float" office:value="-0.015415409121395">
            <text:p>-0.0154154091</text:p>
          </table:table-cell>
          <table:table-cell office:value-type="float" office:value="0.00489615007988455">
            <text:p>0.0048961501</text:p>
          </table:table-cell>
          <table:table-cell office:value-type="float" office:value="1.06152931738507">
            <text:p>1.0615293174</text:p>
          </table:table-cell>
          <table:table-cell office:value-type="float" office:value="0.946511832358342">
            <text:p>0.9465118324</text:p>
          </table:table-cell>
          <table:table-cell office:value-type="float" office:value="1.01718351095938">
            <text:p>1.0171835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8164">
            <text:p>8164</text:p>
          </table:table-cell>
          <table:table-cell office:value-type="float" office:value="12432">
            <text:p>12432</text:p>
          </table:table-cell>
          <table:table-cell office:value-type="float" office:value="18104">
            <text:p>18104</text:p>
          </table:table-cell>
          <table:table-cell office:value-type="float" office:value="-47.625">
            <text:p>-47.625</text:p>
          </table:table-cell>
          <table:table-cell office:value-type="float" office:value="-203.375">
            <text:p>-203.375</text:p>
          </table:table-cell>
          <table:table-cell office:value-type="float" office:value="204.125">
            <text:p>204.125</text:p>
          </table:table-cell>
          <table:table-cell office:value-type="float" office:value="-0.00583353748162665">
            <text:p>-0.0058335375</text:p>
          </table:table-cell>
          <table:table-cell office:value-type="float" office:value="-0.0163589929214929">
            <text:p>-0.0163589929</text:p>
          </table:table-cell>
          <table:table-cell office:value-type="float" office:value="0.0112751325673884">
            <text:p>0.0112751326</text:p>
          </table:table-cell>
          <table:table-cell office:value-type="float" office:value="0.979649317927024">
            <text:p>0.9796493179</text:p>
          </table:table-cell>
          <table:table-cell office:value-type="float" office:value="0.943268053407609">
            <text:p>0.9432680534</text:p>
          </table:table-cell>
          <table:table-cell office:value-type="float" office:value="1.03971213607011">
            <text:p>1.03971213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475">
            <text:p>8475</text:p>
          </table:table-cell>
          <table:table-cell office:value-type="float" office:value="12016">
            <text:p>12016</text:p>
          </table:table-cell>
          <table:table-cell office:value-type="float" office:value="20239">
            <text:p>20239</text:p>
          </table:table-cell>
          <table:table-cell office:value-type="float" office:value="-86.75">
            <text:p>-86.75</text:p>
          </table:table-cell>
          <table:table-cell office:value-type="float" office:value="61.625">
            <text:p>61.625</text:p>
          </table:table-cell>
          <table:table-cell office:value-type="float" office:value="142.125">
            <text:p>142.125</text:p>
          </table:table-cell>
          <table:table-cell office:value-type="float" office:value="-0.01023598820059">
            <text:p>-0.0102359882</text:p>
          </table:table-cell>
          <table:table-cell office:value-type="float" office:value="0.00512857856191744">
            <text:p>0.0051285786</text:p>
          </table:table-cell>
          <table:table-cell office:value-type="float" office:value="0.00702233311922526">
            <text:p>0.0070223331</text:p>
          </table:table-cell>
          <table:table-cell office:value-type="float" office:value="0.964379401188643">
            <text:p>0.9643794012</text:p>
          </table:table-cell>
          <table:table-cell office:value-type="float" office:value="1.01800157751012">
            <text:p>1.0180015775</text:p>
          </table:table-cell>
          <table:table-cell office:value-type="float" office:value="1.02467481971567">
            <text:p>1.02467481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574">
            <text:p>574</text:p>
          </table:table-cell>
          <table:table-cell office:value-type="float" office:value="9142">
            <text:p>9142</text:p>
          </table:table-cell>
          <table:table-cell office:value-type="float" office:value="12058">
            <text:p>12058</text:p>
          </table:table-cell>
          <table:table-cell office:value-type="float" office:value="20163">
            <text:p>20163</text:p>
          </table:table-cell>
          <table:table-cell office:value-type="float" office:value="178">
            <text:p>178</text:p>
          </table:table-cell>
          <table:table-cell office:value-type="float" office:value="-116.75">
            <text:p>-116.75</text:p>
          </table:table-cell>
          <table:table-cell office:value-type="float" office:value="96.75">
            <text:p>96.75</text:p>
          </table:table-cell>
          <table:table-cell office:value-type="float" office:value="0.0194705753664406">
            <text:p>0.0194705754</text:p>
          </table:table-cell>
          <table:table-cell office:value-type="float" office:value="-0.00968236855199867">
            <text:p>-0.0096823686</text:p>
          </table:table-cell>
          <table:table-cell office:value-type="float" office:value="0.00479839309626544">
            <text:p>0.0047983931</text:p>
          </table:table-cell>
          <table:table-cell office:value-type="float" office:value="1.06889005626054">
            <text:p>1.0688900563</text:p>
          </table:table-cell>
          <table:table-cell office:value-type="float" office:value="0.966295456659127">
            <text:p>0.9662954567</text:p>
          </table:table-cell>
          <table:table-cell office:value-type="float" office:value="1.01683950400649">
            <text:p>1.0168395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954">
            <text:p>8954</text:p>
          </table:table-cell>
          <table:table-cell office:value-type="float" office:value="13110">
            <text:p>13110</text:p>
          </table:table-cell>
          <table:table-cell office:value-type="float" office:value="18935">
            <text:p>18935</text:p>
          </table:table-cell>
          <table:table-cell office:value-type="float" office:value="-107.375">
            <text:p>-107.375</text:p>
          </table:table-cell>
          <table:table-cell office:value-type="float" office:value="-66.5">
            <text:p>-66.5</text:p>
          </table:table-cell>
          <table:table-cell office:value-type="float" office:value="104.25">
            <text:p>104.25</text:p>
          </table:table-cell>
          <table:table-cell office:value-type="float" office:value="-0.0119918472191199">
            <text:p>-0.0119918472</text:p>
          </table:table-cell>
          <table:table-cell office:value-type="float" office:value="-0.00507246376811594">
            <text:p>-0.0050724638</text:p>
          </table:table-cell>
          <table:table-cell office:value-type="float" office:value="0.00550567731713758">
            <text:p>0.0055056773</text:p>
          </table:table-cell>
          <table:table-cell office:value-type="float" office:value="0.958310391356545">
            <text:p>0.9583103914</text:p>
          </table:table-cell>
          <table:table-cell office:value-type="float" office:value="0.982296807393405">
            <text:p>0.9822968074</text:p>
          </table:table-cell>
          <table:table-cell office:value-type="float" office:value="1.01932928307611">
            <text:p>1.01932928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9192">
            <text:p>9192</text:p>
          </table:table-cell>
          <table:table-cell office:value-type="float" office:value="12240">
            <text:p>12240</text:p>
          </table:table-cell>
          <table:table-cell office:value-type="float" office:value="18526">
            <text:p>18526</text:p>
          </table:table-cell>
          <table:table-cell office:value-type="float" office:value="-350.375">
            <text:p>-350.375</text:p>
          </table:table-cell>
          <table:table-cell office:value-type="float" office:value="118.375">
            <text:p>118.375</text:p>
          </table:table-cell>
          <table:table-cell office:value-type="float" office:value="-114.25">
            <text:p>-114.25</text:p>
          </table:table-cell>
          <table:table-cell office:value-type="float" office:value="-0.0381173846823325">
            <text:p>-0.0381173847</text:p>
          </table:table-cell>
          <table:table-cell office:value-type="float" office:value="0.00967116013071895">
            <text:p>0.0096711601</text:p>
          </table:table-cell>
          <table:table-cell office:value-type="float" office:value="-0.00616700852855446">
            <text:p>-0.0061670085</text:p>
          </table:table-cell>
          <table:table-cell office:value-type="float" office:value="0.869436906241277">
            <text:p>0.8694369062</text:p>
          </table:table-cell>
          <table:table-cell office:value-type="float" office:value="1.03403238188053">
            <text:p>1.0340323819</text:p>
          </table:table-cell>
          <table:table-cell office:value-type="float" office:value="0.978490012858674">
            <text:p>0.9784900129</text:p>
          </table:table-cell>
          <table:table-cell office:value-type="float" office:value="-17.8357236037854">
            <text:p>-17.83572360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34">
            <text:p>634</text:p>
          </table:table-cell>
          <table:table-cell office:value-type="float" office:value="8432">
            <text:p>8432</text:p>
          </table:table-cell>
          <table:table-cell office:value-type="float" office:value="11725">
            <text:p>11725</text:p>
          </table:table-cell>
          <table:table-cell office:value-type="float" office:value="19644">
            <text:p>19644</text:p>
          </table:table-cell>
          <table:table-cell office:value-type="float" office:value="-285.875">
            <text:p>-285.875</text:p>
          </table:table-cell>
          <table:table-cell office:value-type="float" office:value="-81.5">
            <text:p>-81.5</text:p>
          </table:table-cell>
          <table:table-cell office:value-type="float" office:value="-195.125">
            <text:p>-195.125</text:p>
          </table:table-cell>
          <table:table-cell office:value-type="float" office:value="-0.0339035815939279">
            <text:p>-0.0339035816</text:p>
          </table:table-cell>
          <table:table-cell office:value-type="float" office:value="-0.00695095948827292">
            <text:p>-0.0069509595</text:p>
          </table:table-cell>
          <table:table-cell office:value-type="float" office:value="-0.0099330584402362">
            <text:p>-0.0099330584</text:p>
          </table:table-cell>
          <table:table-cell office:value-type="float" office:value="0.883590391997249">
            <text:p>0.883590392</text:p>
          </table:table-cell>
          <table:table-cell office:value-type="float" office:value="0.975766340833148">
            <text:p>0.9757663408</text:p>
          </table:table-cell>
          <table:table-cell office:value-type="float" office:value="0.965427680133129">
            <text:p>0.9654276801</text:p>
          </table:table-cell>
          <table:table-cell office:value-type="float" office:value="-20.0960936058337">
            <text:p>-20.09609360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615">
            <text:p>615</text:p>
          </table:table-cell>
          <table:table-cell office:value-type="float" office:value="7936">
            <text:p>7936</text:p>
          </table:table-cell>
          <table:table-cell office:value-type="float" office:value="12141">
            <text:p>12141</text:p>
          </table:table-cell>
          <table:table-cell office:value-type="float" office:value="19788">
            <text:p>19788</text:p>
          </table:table-cell>
          <table:table-cell office:value-type="float" office:value="-206.875">
            <text:p>-206.875</text:p>
          </table:table-cell>
          <table:table-cell office:value-type="float" office:value="-281.875">
            <text:p>-281.875</text:p>
          </table:table-cell>
          <table:table-cell office:value-type="float" office:value="-90.25">
            <text:p>-90.25</text:p>
          </table:table-cell>
          <table:table-cell office:value-type="float" office:value="-0.0260679183467742">
            <text:p>-0.0260679183</text:p>
          </table:table-cell>
          <table:table-cell office:value-type="float" office:value="-0.0232167860966971">
            <text:p>-0.0232167861</text:p>
          </table:table-cell>
          <table:table-cell office:value-type="float" office:value="-0.00456084495653932">
            <text:p>-0.004560845</text:p>
          </table:table-cell>
          <table:table-cell office:value-type="float" office:value="0.910094177065481">
            <text:p>0.9100941771</text:p>
          </table:table-cell>
          <table:table-cell office:value-type="float" office:value="0.919797726208613">
            <text:p>0.9197977262</text:p>
          </table:table-cell>
          <table:table-cell office:value-type="float" office:value="0.984077813213279">
            <text:p>0.9840778132</text:p>
          </table:table-cell>
          <table:table-cell office:value-type="float" office:value="-26.2419479621796">
            <text:p>-26.2419479622</text:p>
          </table:table-cell>
          <table:table-cell office:value-type="float" office:value="-29.5075016411131">
            <text:p>-29.50750164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93">
            <text:p>293</text:p>
          </table:table-cell>
          <table:table-cell office:value-type="float" office:value="8538">
            <text:p>8538</text:p>
          </table:table-cell>
          <table:table-cell office:value-type="float" office:value="12318">
            <text:p>12318</text:p>
          </table:table-cell>
          <table:table-cell office:value-type="float" office:value="18054">
            <text:p>18054</text:p>
          </table:table-cell>
          <table:table-cell office:value-type="float" office:value="-128.25">
            <text:p>-128.25</text:p>
          </table:table-cell>
          <table:table-cell office:value-type="float" office:value="-152">
            <text:p>-152</text:p>
          </table:table-cell>
          <table:table-cell office:value-type="float" office:value="66.875">
            <text:p>66.875</text:p>
          </table:table-cell>
          <table:table-cell office:value-type="float" office:value="-0.0150210822206606">
            <text:p>-0.0150210822</text:p>
          </table:table-cell>
          <table:table-cell office:value-type="float" office:value="-0.0123396655301185">
            <text:p>-0.0123396655</text:p>
          </table:table-cell>
          <table:table-cell office:value-type="float" office:value="0.00370416528193198">
            <text:p>0.0037041653</text:p>
          </table:table-cell>
          <table:table-cell office:value-type="float" office:value="0.947868452733404">
            <text:p>0.9478684527</text:p>
          </table:table-cell>
          <table:table-cell office:value-type="float" office:value="0.95710961464156">
            <text:p>0.9571096146</text:p>
          </table:table-cell>
          <table:table-cell office:value-type="float" office:value="1.01299147133402">
            <text:p>1.01299147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7325">
            <text:p>7325</text:p>
          </table:table-cell>
          <table:table-cell office:value-type="float" office:value="11646">
            <text:p>11646</text:p>
          </table:table-cell>
          <table:table-cell office:value-type="float" office:value="16902">
            <text:p>16902</text:p>
          </table:table-cell>
          <table:table-cell office:value-type="float" office:value="-142.75">
            <text:p>-142.75</text:p>
          </table:table-cell>
          <table:table-cell office:value-type="float" office:value="-447.125">
            <text:p>-447.125</text:p>
          </table:table-cell>
          <table:table-cell office:value-type="float" office:value="3.375">
            <text:p>3.375</text:p>
          </table:table-cell>
          <table:table-cell office:value-type="float" office:value="-0.0194880546075085">
            <text:p>-0.0194880546</text:p>
          </table:table-cell>
          <table:table-cell office:value-type="float" office:value="-0.0383930104756998">
            <text:p>-0.0383930105</text:p>
          </table:table-cell>
          <table:table-cell office:value-type="float" office:value="0.000199680511182109">
            <text:p>0.0001996805</text:p>
          </table:table-cell>
          <table:table-cell office:value-type="float" office:value="0.932536186047595">
            <text:p>0.932536186</text:p>
          </table:table-cell>
          <table:table-cell office:value-type="float" office:value="0.86851354891169">
            <text:p>0.8685135489</text:p>
          </table:table-cell>
          <table:table-cell office:value-type="float" office:value="1.00069895993886">
            <text:p>1.0006989599</text:p>
          </table:table-cell>
          <table:table-cell office:value-type="float" office:value="0">
            <text:p>0</text:p>
          </table:table-cell>
          <table:table-cell office:value-type="float" office:value="-17.7051591012965">
            <text:p>-17.7051591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6875">
            <text:p>6875</text:p>
          </table:table-cell>
          <table:table-cell office:value-type="float" office:value="11552">
            <text:p>11552</text:p>
          </table:table-cell>
          <table:table-cell office:value-type="float" office:value="19113">
            <text:p>19113</text:p>
          </table:table-cell>
          <table:table-cell office:value-type="float" office:value="-307.875">
            <text:p>-307.875</text:p>
          </table:table-cell>
          <table:table-cell office:value-type="float" office:value="14.25">
            <text:p>14.25</text:p>
          </table:table-cell>
          <table:table-cell office:value-type="float" office:value="-67.875">
            <text:p>-67.875</text:p>
          </table:table-cell>
          <table:table-cell office:value-type="float" office:value="-0.0447818181818182">
            <text:p>-0.0447818182</text:p>
          </table:table-cell>
          <table:table-cell office:value-type="float" office:value="0.00123355263157895">
            <text:p>0.0012335526</text:p>
          </table:table-cell>
          <table:table-cell office:value-type="float" office:value="-0.00355124784178308">
            <text:p>-0.0035512478</text:p>
          </table:table-cell>
          <table:table-cell office:value-type="float" office:value="0.847194242393388">
            <text:p>0.8471942424</text:p>
          </table:table-cell>
          <table:table-cell office:value-type="float" office:value="1.00432041664863">
            <text:p>1.0043204166</text:p>
          </table:table-cell>
          <table:table-cell office:value-type="float" office:value="0.987595350821777">
            <text:p>0.9875953508</text:p>
          </table:table-cell>
          <table:table-cell office:value-type="float" office:value="-15.1290971600099">
            <text:p>-15.129097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7750">
            <text:p>7750</text:p>
          </table:table-cell>
          <table:table-cell office:value-type="float" office:value="12404">
            <text:p>12404</text:p>
          </table:table-cell>
          <table:table-cell office:value-type="float" office:value="19233">
            <text:p>19233</text:p>
          </table:table-cell>
          <table:table-cell office:value-type="float" office:value="-293.25">
            <text:p>-293.25</text:p>
          </table:table-cell>
          <table:table-cell office:value-type="float" office:value="213.5">
            <text:p>213.5</text:p>
          </table:table-cell>
          <table:table-cell office:value-type="float" office:value="-26.25">
            <text:p>-26.25</text:p>
          </table:table-cell>
          <table:table-cell office:value-type="float" office:value="-0.0378387096774194">
            <text:p>-0.0378387097</text:p>
          </table:table-cell>
          <table:table-cell office:value-type="float" office:value="0.0172121896162528">
            <text:p>0.0172121896</text:p>
          </table:table-cell>
          <table:table-cell office:value-type="float" office:value="-0.00136484167836531">
            <text:p>-0.0013648417</text:p>
          </table:table-cell>
          <table:table-cell office:value-type="float" office:value="0.870370781311134">
            <text:p>0.8703707813</text:p>
          </table:table-cell>
          <table:table-cell office:value-type="float" office:value="1.0608233322208">
            <text:p>1.0608233322</text:p>
          </table:table-cell>
          <table:table-cell office:value-type="float" office:value="0.995226705199623">
            <text:p>0.9952267052</text:p>
          </table:table-cell>
          <table:table-cell office:value-type="float" office:value="-17.9696660781032">
            <text:p>-17.96966607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8000">
            <text:p>8000</text:p>
          </table:table-cell>
          <table:table-cell office:value-type="float" office:value="12369">
            <text:p>12369</text:p>
          </table:table-cell>
          <table:table-cell office:value-type="float" office:value="18408">
            <text:p>18408</text:p>
          </table:table-cell>
          <table:table-cell office:value-type="float" office:value="-164.125">
            <text:p>-164.125</text:p>
          </table:table-cell>
          <table:table-cell office:value-type="float" office:value="-67.25">
            <text:p>-67.25</text:p>
          </table:table-cell>
          <table:table-cell office:value-type="float" office:value="-95.875">
            <text:p>-95.875</text:p>
          </table:table-cell>
          <table:table-cell office:value-type="float" office:value="-0.020515625">
            <text:p>-0.020515625</text:p>
          </table:table-cell>
          <table:table-cell office:value-type="float" office:value="-0.00543697954563829">
            <text:p>-0.0054369795</text:p>
          </table:table-cell>
          <table:table-cell office:value-type="float" office:value="-0.00520833333333333">
            <text:p>-0.0052083333</text:p>
          </table:table-cell>
          <table:table-cell office:value-type="float" office:value="0.929020258603516">
            <text:p>0.9290202586</text:p>
          </table:table-cell>
          <table:table-cell office:value-type="float" office:value="0.981028510653562">
            <text:p>0.9810285107</text:p>
          </table:table-cell>
          <table:table-cell office:value-type="float" office:value="0.981824001736111">
            <text:p>0.9818240017</text:p>
          </table:table-cell>
          <table:table-cell office:value-type="float" office:value="-33.4385348954612">
            <text:p>-33.43853489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15">
            <text:p>615</text:p>
          </table:table-cell>
          <table:table-cell office:value-type="float" office:value="7325">
            <text:p>7325</text:p>
          </table:table-cell>
          <table:table-cell office:value-type="float" office:value="11135">
            <text:p>11135</text:p>
          </table:table-cell>
          <table:table-cell office:value-type="float" office:value="17951">
            <text:p>17951</text:p>
          </table:table-cell>
          <table:table-cell office:value-type="float" office:value="-142.75">
            <text:p>-142.75</text:p>
          </table:table-cell>
          <table:table-cell office:value-type="float" office:value="161.5">
            <text:p>161.5</text:p>
          </table:table-cell>
          <table:table-cell office:value-type="float" office:value="61.625">
            <text:p>61.625</text:p>
          </table:table-cell>
          <table:table-cell office:value-type="float" office:value="-0.0194880546075085">
            <text:p>-0.0194880546</text:p>
          </table:table-cell>
          <table:table-cell office:value-type="float" office:value="0.0145038167938931">
            <text:p>0.0145038168</text:p>
          </table:table-cell>
          <table:table-cell office:value-type="float" office:value="0.0034329563812601">
            <text:p>0.0034329564</text:p>
          </table:table-cell>
          <table:table-cell office:value-type="float" office:value="0.932536186047595">
            <text:p>0.932536186</text:p>
          </table:table-cell>
          <table:table-cell office:value-type="float" office:value="1.05117566575374">
            <text:p>1.0511756658</text:p>
          </table:table-cell>
          <table:table-cell office:value-type="float" office:value="1.01203844630586">
            <text:p>1.01203844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307">
            <text:p>307</text:p>
          </table:table-cell>
          <table:table-cell office:value-type="float" office:value="6875">
            <text:p>6875</text:p>
          </table:table-cell>
          <table:table-cell office:value-type="float" office:value="11381">
            <text:p>11381</text:p>
          </table:table-cell>
          <table:table-cell office:value-type="float" office:value="18939">
            <text:p>18939</text:p>
          </table:table-cell>
          <table:table-cell office:value-type="float" office:value="-307.875">
            <text:p>-307.875</text:p>
          </table:table-cell>
          <table:table-cell office:value-type="float" office:value="128.25">
            <text:p>128.25</text:p>
          </table:table-cell>
          <table:table-cell office:value-type="float" office:value="398.25">
            <text:p>398.25</text:p>
          </table:table-cell>
          <table:table-cell office:value-type="float" office:value="-0.0447818181818182">
            <text:p>-0.0447818182</text:p>
          </table:table-cell>
          <table:table-cell office:value-type="float" office:value="0.0112687813021703">
            <text:p>0.0112687813</text:p>
          </table:table-cell>
          <table:table-cell office:value-type="float" office:value="0.0210280373831776">
            <text:p>0.0210280374</text:p>
          </table:table-cell>
          <table:table-cell office:value-type="float" office:value="0.847194242393388">
            <text:p>0.8471942424</text:p>
          </table:table-cell>
          <table:table-cell office:value-type="float" office:value="1.03968962600439">
            <text:p>1.039689626</text:p>
          </table:table-cell>
          <table:table-cell office:value-type="float" office:value="1.07446480041925">
            <text:p>1.0744648004</text:p>
          </table:table-cell>
          <table:table-cell office:value-type="float" office:value="-15.1290971600099">
            <text:p>-15.12909716</text:p>
          </table:table-cell>
          <table:table-cell office:value-type="float" office:value="0">
            <text:p>0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6">
            <text:p>306</text:p>
          </table:table-cell>
          <table:table-cell office:value-type="float" office:value="7750">
            <text:p>7750</text:p>
          </table:table-cell>
          <table:table-cell office:value-type="float" office:value="11780">
            <text:p>11780</text:p>
          </table:table-cell>
          <table:table-cell office:value-type="float" office:value="19529">
            <text:p>19529</text:p>
          </table:table-cell>
          <table:table-cell office:value-type="float" office:value="-293.25">
            <text:p>-293.25</text:p>
          </table:table-cell>
          <table:table-cell office:value-type="float" office:value="99.75">
            <text:p>99.75</text:p>
          </table:table-cell>
          <table:table-cell office:value-type="float" office:value="236">
            <text:p>236</text:p>
          </table:table-cell>
          <table:table-cell office:value-type="float" office:value="-0.0378387096774194">
            <text:p>-0.0378387097</text:p>
          </table:table-cell>
          <table:table-cell office:value-type="float" office:value="0.00846774193548387">
            <text:p>0.0084677419</text:p>
          </table:table-cell>
          <table:table-cell office:value-type="float" office:value="0.0120845921450151">
            <text:p>0.0120845921</text:p>
          </table:table-cell>
          <table:table-cell office:value-type="float" office:value="0.870370781311134">
            <text:p>0.8703707813</text:p>
          </table:table-cell>
          <table:table-cell office:value-type="float" office:value="1.02977763397503">
            <text:p>1.029777634</text:p>
          </table:table-cell>
          <table:table-cell office:value-type="float" office:value="1.04258230574748">
            <text:p>1.0425823057</text:p>
          </table:table-cell>
          <table:table-cell office:value-type="float" office:value="-17.9696660781032">
            <text:p>-17.96966607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office:value-type="float" office:value="272">
            <text:p>272</text:p>
          </table:table-cell>
          <table:table-cell table:number-columns-repeated="2" office:value-type="float" office:value="582">
            <text:p>582</text:p>
          </table:table-cell>
          <table:table-cell office:value-type="float" office:value="8000">
            <text:p>8000</text:p>
          </table:table-cell>
          <table:table-cell office:value-type="float" office:value="11679">
            <text:p>11679</text:p>
          </table:table-cell>
          <table:table-cell office:value-type="float" office:value="17862">
            <text:p>17862</text:p>
          </table:table-cell>
          <table:table-cell office:value-type="float" office:value="-164.125">
            <text:p>-164.125</text:p>
          </table:table-cell>
          <table:table-cell office:value-type="float" office:value="180.625">
            <text:p>180.625</text:p>
          </table:table-cell>
          <table:table-cell office:value-type="float" office:value="276.25">
            <text:p>276.25</text:p>
          </table:table-cell>
          <table:table-cell office:value-type="float" office:value="-0.020515625">
            <text:p>-0.020515625</text:p>
          </table:table-cell>
          <table:table-cell table:number-columns-repeated="2" office:value-type="float" office:value="0.0154657933042213">
            <text:p>0.0154657933</text:p>
          </table:table-cell>
          <table:table-cell office:value-type="float" office:value="0.929020258603516">
            <text:p>0.9290202586</text:p>
          </table:table-cell>
          <table:table-cell table:number-columns-repeated="2" office:value-type="float" office:value="1.05459909045933">
            <text:p>1.0545990905</text:p>
          </table:table-cell>
          <table:table-cell office:value-type="float" office:value="-33.4385348954612">
            <text:p>-33.43853489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office:value-type="float" office:value="256">
            <text:p>256</text:p>
          </table:table-cell>
          <table:table-cell table:number-columns-repeated="2" office:value-type="float" office:value="566">
            <text:p>566</text:p>
          </table:table-cell>
          <table:table-cell office:value-type="float" office:value="7700">
            <text:p>7700</text:p>
          </table:table-cell>
          <table:table-cell office:value-type="float" office:value="11747">
            <text:p>11747</text:p>
          </table:table-cell>
          <table:table-cell office:value-type="float" office:value="17966">
            <text:p>17966</text:p>
          </table:table-cell>
          <table:table-cell office:value-type="float" office:value="115.5">
            <text:p>115.5</text:p>
          </table:table-cell>
          <table:table-cell office:value-type="float" office:value="348.5">
            <text:p>348.5</text:p>
          </table:table-cell>
          <table:table-cell office:value-type="float" office:value="533">
            <text:p>533</text:p>
          </table:table-cell>
          <table:table-cell office:value-type="float" office:value="0.015">
            <text:p>0.015</text:p>
          </table:table-cell>
          <table:table-cell table:number-columns-repeated="2" office:value-type="float" office:value="0.0296671490593343">
            <text:p>0.0296671491</text:p>
          </table:table-cell>
          <table:table-cell office:value-type="float" office:value="1.052941">
            <text:p>1.052941</text:p>
          </table:table-cell>
          <table:table-cell table:number-columns-repeated="2" office:value-type="float" office:value="1.10556009558496">
            <text:p>1.1055600956</text:p>
          </table:table-cell>
          <table:table-cell office:value-type="float" office:value="0">
            <text:p>0</text:p>
          </table:table-cell>
          <table:table-cell table:number-columns-repeated="2" office:value-type="float" office:value="23.7090166937285">
            <text:p>23.709016693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8425">
            <text:p>8425</text:p>
          </table:table-cell>
          <table:table-cell office:value-type="float" office:value="12555">
            <text:p>12555</text:p>
          </table:table-cell>
          <table:table-cell office:value-type="float" office:value="19890">
            <text:p>19890</text:p>
          </table:table-cell>
          <table:table-cell office:value-type="float" office:value="359.375">
            <text:p>359.375</text:p>
          </table:table-cell>
          <table:table-cell office:value-type="float" office:value="425.25">
            <text:p>425.25</text:p>
          </table:table-cell>
          <table:table-cell office:value-type="float" office:value="847.875">
            <text:p>847.875</text:p>
          </table:table-cell>
          <table:table-cell office:value-type="float" office:value="0.0426557863501484">
            <text:p>0.0426557864</text:p>
          </table:table-cell>
          <table:table-cell office:value-type="float" office:value="0.0338709677419355">
            <text:p>0.0338709677</text:p>
          </table:table-cell>
          <table:table-cell office:value-type="float" office:value="0.0426282051282051">
            <text:p>0.0426282051</text:p>
          </table:table-cell>
          <table:table-cell office:value-type="float" office:value="1.15286150379945">
            <text:p>1.1528615038</text:p>
          </table:table-cell>
          <table:table-cell office:value-type="float" office:value="1.12079698231009">
            <text:p>1.1207969823</text:p>
          </table:table-cell>
          <table:table-cell office:value-type="float" office:value="1.15276035913872">
            <text:p>1.1527603591</text:p>
          </table:table-cell>
          <table:table-cell office:value-type="float" office:value="16.5939417261977">
            <text:p>16.5939417262</text:p>
          </table:table-cell>
          <table:table-cell office:value-type="float" office:value="20.8089948968484">
            <text:p>20.8089948968</text:p>
          </table:table-cell>
          <table:table-cell office:value-type="float" office:value="16.6044571570291">
            <text:p>16.60445715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3">
            <text:p>3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8550">
            <text:p>8550</text:p>
          </table:table-cell>
          <table:table-cell office:value-type="float" office:value="12771">
            <text:p>12771</text:p>
          </table:table-cell>
          <table:table-cell office:value-type="float" office:value="20910">
            <text:p>20910</text:p>
          </table:table-cell>
          <table:table-cell office:value-type="float" office:value="312.5">
            <text:p>312.5</text:p>
          </table:table-cell>
          <table:table-cell office:value-type="float" office:value="381.375">
            <text:p>381.375</text:p>
          </table:table-cell>
          <table:table-cell office:value-type="float" office:value="95.625">
            <text:p>95.625</text:p>
          </table:table-cell>
          <table:table-cell office:value-type="float" office:value="0.0365497076023392">
            <text:p>0.0365497076</text:p>
          </table:table-cell>
          <table:table-cell office:value-type="float" office:value="0.0298625792811839">
            <text:p>0.0298625793</text:p>
          </table:table-cell>
          <table:table-cell office:value-type="float" office:value="0.00457317073170732">
            <text:p>0.0045731707</text:p>
          </table:table-cell>
          <table:table-cell office:value-type="float" office:value="1.13054230361479">
            <text:p>1.1305423036</text:p>
          </table:table-cell>
          <table:table-cell office:value-type="float" office:value="1.10626690382114">
            <text:p>1.1062669038</text:p>
          </table:table-cell>
          <table:table-cell office:value-type="float" office:value="1.01604708878644">
            <text:p>1.0160470888</text:p>
          </table:table-cell>
          <table:table-cell office:value-type="float" office:value="19.3090069677321">
            <text:p>19.3090069677</text:p>
          </table:table-cell>
          <table:table-cell office:value-type="float" office:value="23.5561034184774">
            <text:p>23.5561034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8575">
            <text:p>8575</text:p>
          </table:table-cell>
          <table:table-cell office:value-type="float" office:value="12572">
            <text:p>12572</text:p>
          </table:table-cell>
          <table:table-cell office:value-type="float" office:value="19110">
            <text:p>19110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float" office:value="250.25">
            <text:p>250.25</text:p>
          </table:table-cell>
          <table:table-cell office:value-type="float" office:value="0.0174927113702624">
            <text:p>0.0174927114</text:p>
          </table:table-cell>
          <table:table-cell office:value-type="float" office:value="0.0167037861915368">
            <text:p>0.0167037862</text:p>
          </table:table-cell>
          <table:table-cell office:value-type="float" office:value="0.0130952380952381">
            <text:p>0.0130952381</text:p>
          </table:table-cell>
          <table:table-cell office:value-type="float" office:value="1.06182423990004">
            <text:p>1.0618242399</text:p>
          </table:table-cell>
          <table:table-cell office:value-type="float" office:value="1.05901012395772">
            <text:p>1.059010124</text:p>
          </table:table-cell>
          <table:table-cell office:value-type="float" office:value="1.04616944444444">
            <text:p>1.04616944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1">
            <text:p>321</text:p>
          </table:table-cell>
          <table:table-cell office:value-type="float" office:value="8575">
            <text:p>8575</text:p>
          </table:table-cell>
          <table:table-cell office:value-type="float" office:value="13320">
            <text:p>13320</text:p>
          </table:table-cell>
          <table:table-cell office:value-type="float" office:value="22644">
            <text:p>22644</text:p>
          </table:table-cell>
          <table:table-cell office:value-type="float" office:value="381.25">
            <text:p>381.25</text:p>
          </table:table-cell>
          <table:table-cell office:value-type="float" office:value="344.125">
            <text:p>344.125</text:p>
          </table:table-cell>
          <table:table-cell office:value-type="float" office:value="584.875">
            <text:p>584.875</text:p>
          </table:table-cell>
          <table:table-cell office:value-type="float" office:value="0.0444606413994169">
            <text:p>0.0444606414</text:p>
          </table:table-cell>
          <table:table-cell office:value-type="float" office:value="0.0258352102102102">
            <text:p>0.0258352102</text:p>
          </table:table-cell>
          <table:table-cell office:value-type="float" office:value="0.0258291379614909">
            <text:p>0.025829138</text:p>
          </table:table-cell>
          <table:table-cell office:value-type="float" office:value="1.15948667221991">
            <text:p>1.1594866722</text:p>
          </table:table-cell>
          <table:table-cell office:value-type="float" office:value="1.09173145358548">
            <text:p>1.0917314536</text:p>
          </table:table-cell>
          <table:table-cell office:value-type="float" office:value="1.09170958582617">
            <text:p>1.0917095858</text:p>
          </table:table-cell>
          <table:table-cell office:value-type="float" office:value="15.934191003539">
            <text:p>15.9341910035</text:p>
          </table:table-cell>
          <table:table-cell office:value-type="float" office:value="27.1746547652086">
            <text:p>27.1746547652</text:p>
          </table:table-cell>
          <table:table-cell office:value-type="float" office:value="27.1809625467268">
            <text:p>27.180962546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9460">
            <text:p>9460</text:p>
          </table:table-cell>
          <table:table-cell office:value-type="float" office:value="14535">
            <text:p>14535</text:p>
          </table:table-cell>
          <table:table-cell office:value-type="float" office:value="23970">
            <text:p>23970</text:p>
          </table:table-cell>
          <table:table-cell office:value-type="float" office:value="282.5">
            <text:p>282.5</text:p>
          </table:table-cell>
          <table:table-cell office:value-type="float" office:value="498.75">
            <text:p>498.75</text:p>
          </table:table-cell>
          <table:table-cell office:value-type="float" office:value="630.125">
            <text:p>630.125</text:p>
          </table:table-cell>
          <table:table-cell office:value-type="float" office:value="0.0298625792811839">
            <text:p>0.0298625793</text:p>
          </table:table-cell>
          <table:table-cell office:value-type="float" office:value="0.0343137254901961">
            <text:p>0.0343137255</text:p>
          </table:table-cell>
          <table:table-cell office:value-type="float" office:value="0.0262880684188569">
            <text:p>0.0262880684</text:p>
          </table:table-cell>
          <table:table-cell office:value-type="float" office:value="1.10626690382114">
            <text:p>1.1062669038</text:p>
          </table:table-cell>
          <table:table-cell office:value-type="float" office:value="1.12240580545944">
            <text:p>1.1224058055</text:p>
          </table:table-cell>
          <table:table-cell office:value-type="float" office:value="1.09336272204674">
            <text:p>1.093362722</text:p>
          </table:table-cell>
          <table:table-cell office:value-type="float" office:value="23.5561034184774">
            <text:p>23.5561034185</text:p>
          </table:table-cell>
          <table:table-cell office:value-type="float" office:value="20.5449140979186">
            <text:p>20.5449140979</text:p>
          </table:table-cell>
          <table:table-cell office:value-type="float" office:value="26.7124430135559">
            <text:p>26.712443013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8568">
            <text:p>8568</text:p>
          </table:table-cell>
          <table:table-cell office:value-type="float" office:value="13300">
            <text:p>13300</text:p>
          </table:table-cell>
          <table:table-cell office:value-type="float" office:value="20910">
            <text:p>20910</text:p>
          </table:table-cell>
          <table:table-cell office:value-type="float" office:value="138.25">
            <text:p>138.25</text:p>
          </table:table-cell>
          <table:table-cell office:value-type="float" office:value="217">
            <text:p>217</text:p>
          </table:table-cell>
          <table:table-cell office:value-type="float" office:value="95.625">
            <text:p>95.625</text:p>
          </table:table-cell>
          <table:table-cell office:value-type="float" office:value="0.0161356209150327">
            <text:p>0.0161356209</text:p>
          </table:table-cell>
          <table:table-cell office:value-type="float" office:value="0.0163157894736842">
            <text:p>0.0163157895</text:p>
          </table:table-cell>
          <table:table-cell office:value-type="float" office:value="0.00457317073170732">
            <text:p>0.0045731707</text:p>
          </table:table-cell>
          <table:table-cell office:value-type="float" office:value="1.05698497539675">
            <text:p>1.0569849754</text:p>
          </table:table-cell>
          <table:table-cell office:value-type="float" office:value="1.05762702493075">
            <text:p>1.0576270249</text:p>
          </table:table-cell>
          <table:table-cell office:value-type="float" office:value="1.01604708878644">
            <text:p>1.01604708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8616">
            <text:p>8616</text:p>
          </table:table-cell>
          <table:table-cell office:value-type="float" office:value="13356">
            <text:p>13356</text:p>
          </table:table-cell>
          <table:table-cell office:value-type="float" office:value="20237">
            <text:p>20237</text:p>
          </table:table-cell>
          <table:table-cell office:value-type="float" office:value="481.625">
            <text:p>481.625</text:p>
          </table:table-cell>
          <table:table-cell office:value-type="float" office:value="483">
            <text:p>483</text:p>
          </table:table-cell>
          <table:table-cell office:value-type="float" office:value="899.75">
            <text:p>899.75</text:p>
          </table:table-cell>
          <table:table-cell office:value-type="float" office:value="0.0558989090064995">
            <text:p>0.055898909</text:p>
          </table:table-cell>
          <table:table-cell office:value-type="float" office:value="0.0361635220125786">
            <text:p>0.036163522</text:p>
          </table:table-cell>
          <table:table-cell office:value-type="float" office:value="0.0444606413994169">
            <text:p>0.0444606414</text:p>
          </table:table-cell>
          <table:table-cell office:value-type="float" office:value="1.20177057005786">
            <text:p>1.2017705701</text:p>
          </table:table-cell>
          <table:table-cell office:value-type="float" office:value="1.12913561567976">
            <text:p>1.1291356157</text:p>
          </table:table-cell>
          <table:table-cell office:value-type="float" office:value="1.15948667221991">
            <text:p>1.1594866722</text:p>
          </table:table-cell>
          <table:table-cell office:value-type="float" office:value="12.7434445954941">
            <text:p>12.7434445955</text:p>
          </table:table-cell>
          <table:table-cell office:value-type="float" office:value="19.5115480148192">
            <text:p>19.5115480148</text:p>
          </table:table-cell>
          <table:table-cell office:value-type="float" office:value="15.934191003539">
            <text:p>15.934191003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0">
            <text:p>310</text:p>
          </table:table-cell>
          <table:table-cell office:value-type="float" office:value="10402">
            <text:p>10402</text:p>
          </table:table-cell>
          <table:table-cell office:value-type="float" office:value="14820">
            <text:p>14820</text:p>
          </table:table-cell>
          <table:table-cell office:value-type="float" office:value="23010">
            <text:p>23010</text:p>
          </table:table-cell>
          <table:table-cell office:value-type="float" office:value="318.5">
            <text:p>318.5</text:p>
          </table:table-cell>
          <table:table-cell office:value-type="float" office:value="631.75">
            <text:p>631.75</text:p>
          </table:table-cell>
          <table:table-cell office:value-type="float" office:value="980.875">
            <text:p>980.875</text:p>
          </table:table-cell>
          <table:table-cell office:value-type="float" office:value="0.0306191117092867">
            <text:p>0.0306191117</text:p>
          </table:table-cell>
          <table:table-cell table:number-columns-repeated="2" office:value-type="float" office:value="0.0426282051282051">
            <text:p>0.0426282051</text:p>
          </table:table-cell>
          <table:table-cell office:value-type="float" office:value="1.10900444978616">
            <text:p>1.1090044498</text:p>
          </table:table-cell>
          <table:table-cell table:number-columns-repeated="2" office:value-type="float" office:value="1.15276035913872">
            <text:p>1.1527603591</text:p>
          </table:table-cell>
          <table:table-cell office:value-type="float" office:value="22.9825614210159">
            <text:p>22.982561421</text:p>
          </table:table-cell>
          <table:table-cell table:number-columns-repeated="2" office:value-type="float" office:value="16.6044571570291">
            <text:p>16.60445715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650">
            <text:p>650</text:p>
          </table:table-cell>
          <table:table-cell office:value-type="float" office:value="10780">
            <text:p>10780</text:p>
          </table:table-cell>
          <table:table-cell office:value-type="float" office:value="16245">
            <text:p>16245</text:p>
          </table:table-cell>
          <table:table-cell office:value-type="float" office:value="25420">
            <text:p>25420</text:p>
          </table:table-cell>
          <table:table-cell office:value-type="float" office:value="124.25">
            <text:p>124.25</text:p>
          </table:table-cell>
          <table:table-cell office:value-type="float" office:value="-112.25">
            <text:p>-112.25</text:p>
          </table:table-cell>
          <table:table-cell office:value-type="float" office:value="1601.25">
            <text:p>1601.25</text:p>
          </table:table-cell>
          <table:table-cell office:value-type="float" office:value="0.011525974025974">
            <text:p>0.011525974</text:p>
          </table:table-cell>
          <table:table-cell office:value-type="float" office:value="-0.00690981840566328">
            <text:p>-0.0069098184</text:p>
          </table:table-cell>
          <table:table-cell office:value-type="float" office:value="0.0629917387883556">
            <text:p>0.0629917388</text:p>
          </table:table-cell>
          <table:table-cell office:value-type="float" office:value="1.04060129132231">
            <text:p>1.0406012913</text:p>
          </table:table-cell>
          <table:table-cell office:value-type="float" office:value="0.975909216937361">
            <text:p>0.9759092169</text:p>
          </table:table-cell>
          <table:table-cell office:value-type="float" office:value="1.22824828570418">
            <text:p>1.2282482857</text:p>
          </table:table-cell>
          <table:table-cell table:number-columns-repeated="2" office:value-type="float" office:value="0">
            <text:p>0</text:p>
          </table:table-cell>
          <table:table-cell office:value-type="float" office:value="11.3468243960025">
            <text:p>11.34682439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8925">
            <text:p>8925</text:p>
          </table:table-cell>
          <table:table-cell office:value-type="float" office:value="14224">
            <text:p>14224</text:p>
          </table:table-cell>
          <table:table-cell office:value-type="float" office:value="23716">
            <text:p>23716</text:p>
          </table:table-cell>
          <table:table-cell office:value-type="float" office:value="-205.125">
            <text:p>-205.125</text:p>
          </table:table-cell>
          <table:table-cell office:value-type="float" office:value="136.5">
            <text:p>136.5</text:p>
          </table:table-cell>
          <table:table-cell office:value-type="float" office:value="1888.5">
            <text:p>1888.5</text:p>
          </table:table-cell>
          <table:table-cell office:value-type="float" office:value="-0.0229831932773109">
            <text:p>-0.0229831933</text:p>
          </table:table-cell>
          <table:table-cell office:value-type="float" office:value="0.00959645669291339">
            <text:p>0.0095964567</text:p>
          </table:table-cell>
          <table:table-cell office:value-type="float" office:value="0.079629785798617">
            <text:p>0.0796297858</text:p>
          </table:table-cell>
          <table:table-cell office:value-type="float" office:value="0.920594148788927">
            <text:p>0.9205941488</text:p>
          </table:table-cell>
          <table:table-cell office:value-type="float" office:value="1.03376809870807">
            <text:p>1.0337680987</text:p>
          </table:table-cell>
          <table:table-cell office:value-type="float" office:value="1.29113241975637">
            <text:p>1.2911324198</text:p>
          </table:table-cell>
          <table:table-cell office:value-type="float" office:value="-29.8109552084125">
            <text:p>-29.8109552084</text:p>
          </table:table-cell>
          <table:table-cell office:value-type="float" office:value="0">
            <text:p>0</text:p>
          </table:table-cell>
          <table:table-cell office:value-type="float" office:value="9.0467703231874">
            <text:p>9.046770323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8975">
            <text:p>8975</text:p>
          </table:table-cell>
          <table:table-cell office:value-type="float" office:value="16069">
            <text:p>16069</text:p>
          </table:table-cell>
          <table:table-cell office:value-type="float" office:value="27484">
            <text:p>27484</text:p>
          </table:table-cell>
          <table:table-cell office:value-type="float" office:value="216.75">
            <text:p>216.75</text:p>
          </table:table-cell>
          <table:table-cell office:value-type="float" office:value="1806.125">
            <text:p>1806.125</text:p>
          </table:table-cell>
          <table:table-cell office:value-type="float" office:value="3023.625">
            <text:p>3023.625</text:p>
          </table:table-cell>
          <table:table-cell office:value-type="float" office:value="0.0241504178272981">
            <text:p>0.0241504178</text:p>
          </table:table-cell>
          <table:table-cell office:value-type="float" office:value="0.112398095712241">
            <text:p>0.1123980957</text:p>
          </table:table-cell>
          <table:table-cell office:value-type="float" office:value="0.110014008150196">
            <text:p>0.1100140082</text:p>
          </table:table-cell>
          <table:table-cell office:value-type="float" office:value="1.08566961805076">
            <text:p>1.0856696181</text:p>
          </table:table-cell>
          <table:table-cell office:value-type="float" office:value="1.41815466555553">
            <text:p>1.4181546656</text:p>
          </table:table-cell>
          <table:table-cell office:value-type="float" office:value="1.40877106922466">
            <text:p>1.4087710692</text:p>
          </table:table-cell>
          <table:table-cell office:value-type="float" office:value="29.0464452358773">
            <text:p>29.0464452359</text:p>
          </table:table-cell>
          <table:table-cell office:value-type="float" office:value="6.50731636745281">
            <text:p>6.5073163675</text:p>
          </table:table-cell>
          <table:table-cell office:value-type="float" office:value="6.64108153668277">
            <text:p>6.641081536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8329">
            <text:p>8329</text:p>
          </table:table-cell>
          <table:table-cell office:value-type="float" office:value="16991">
            <text:p>16991</text:p>
          </table:table-cell>
          <table:table-cell office:value-type="float" office:value="33557">
            <text:p>33557</text:p>
          </table:table-cell>
          <table:table-cell office:value-type="float" office:value="93.5">
            <text:p>93.5</text:p>
          </table:table-cell>
          <table:table-cell office:value-type="float" office:value="190.75">
            <text:p>190.75</text:p>
          </table:table-cell>
          <table:table-cell office:value-type="float" office:value="3141.125">
            <text:p>3141.125</text:p>
          </table:table-cell>
          <table:table-cell office:value-type="float" office:value="0.0112258374354664">
            <text:p>0.0112258374</text:p>
          </table:table-cell>
          <table:table-cell office:value-type="float" office:value="0.0112265316932494">
            <text:p>0.0112265317</text:p>
          </table:table-cell>
          <table:table-cell office:value-type="float" office:value="0.0936056560479185">
            <text:p>0.093605656</text:p>
          </table:table-cell>
          <table:table-cell office:value-type="float" office:value="1.03953742909934">
            <text:p>1.0395374291</text:p>
          </table:table-cell>
          <table:table-cell office:value-type="float" office:value="1.03953988955354">
            <text:p>1.0395398896</text:p>
          </table:table-cell>
          <table:table-cell office:value-type="float" office:value="1.34479335310227">
            <text:p>1.3447933531</text:p>
          </table:table-cell>
          <table:table-cell table:number-columns-repeated="2" office:value-type="float" office:value="0">
            <text:p>0</text:p>
          </table:table-cell>
          <table:table-cell office:value-type="float" office:value="7.74637683123992">
            <text:p>7.746376831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8697">
            <text:p>8697</text:p>
          </table:table-cell>
          <table:table-cell office:value-type="float" office:value="16846">
            <text:p>16846</text:p>
          </table:table-cell>
          <table:table-cell office:value-type="float" office:value="35040">
            <text:p>35040</text:p>
          </table:table-cell>
          <table:table-cell office:value-type="float" office:value="-54.25">
            <text:p>-54.25</text:p>
          </table:table-cell>
          <table:table-cell office:value-type="float" office:value="1532.71428571429">
            <text:p>1532.7142857143</text:p>
          </table:table-cell>
          <table:table-cell office:value-type="float" office:value="2521.5">
            <text:p>2521.5</text:p>
          </table:table-cell>
          <table:table-cell office:value-type="float" office:value="-0.00623778314361274">
            <text:p>-0.0062377831</text:p>
          </table:table-cell>
          <table:table-cell office:value-type="float" office:value="0.0909838706941877">
            <text:p>0.0909838707</text:p>
          </table:table-cell>
          <table:table-cell office:value-type="float" office:value="0.0719606164383562">
            <text:p>0.0719606164</text:p>
          </table:table-cell>
          <table:table-cell office:value-type="float" office:value="0.978244022476907">
            <text:p>0.9782440225</text:p>
          </table:table-cell>
          <table:table-cell office:value-type="float" office:value="1.33466855429359">
            <text:p>1.3346685543</text:p>
          </table:table-cell>
          <table:table-cell office:value-type="float" office:value="1.2620116849579">
            <text:p>1.262011685</text:p>
          </table:table-cell>
          <table:table-cell office:value-type="float" office:value="0">
            <text:p>0</text:p>
          </table:table-cell>
          <table:table-cell office:value-type="float" office:value="7.95989659221184">
            <text:p>7.9598965922</text:p>
          </table:table-cell>
          <table:table-cell office:value-type="float" office:value="9.97487304355528">
            <text:p>9.974873043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8609">
            <text:p>8609</text:p>
          </table:table-cell>
          <table:table-cell office:value-type="float" office:value="16873">
            <text:p>16873</text:p>
          </table:table-cell>
          <table:table-cell office:value-type="float" office:value="34686">
            <text:p>34686</text:p>
          </table:table-cell>
          <table:table-cell office:value-type="float" office:value="341.571428571429">
            <text:p>341.5714285714</text:p>
          </table:table-cell>
          <table:table-cell office:value-type="float" office:value="457.428571428571">
            <text:p>457.4285714286</text:p>
          </table:table-cell>
          <table:table-cell office:value-type="float" office:value="3125.14285714286">
            <text:p>3125.1428571429</text:p>
          </table:table-cell>
          <table:table-cell office:value-type="float" office:value="0.0396760864875629">
            <text:p>0.0396760865</text:p>
          </table:table-cell>
          <table:table-cell office:value-type="float" office:value="0.0271100913547426">
            <text:p>0.0271100914</text:p>
          </table:table-cell>
          <table:table-cell office:value-type="float" office:value="0.0900981046284627">
            <text:p>0.0900981046</text:p>
          </table:table-cell>
          <table:table-cell office:value-type="float" office:value="1.14195171871085">
            <text:p>1.1419517187</text:p>
          </table:table-cell>
          <table:table-cell office:value-type="float" office:value="1.09632583556599">
            <text:p>1.0963258356</text:p>
          </table:table-cell>
          <table:table-cell office:value-type="float" office:value="1.3312539963766">
            <text:p>1.3312539964</text:p>
          </table:table-cell>
          <table:table-cell office:value-type="float" office:value="17.8144761177897">
            <text:p>17.8144761178</text:p>
          </table:table-cell>
          <table:table-cell office:value-type="float" office:value="25.9128944285969">
            <text:p>25.9128944286</text:p>
          </table:table-cell>
          <table:table-cell office:value-type="float" office:value="8.03484049286581">
            <text:p>8.034840492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8240">
            <text:p>8240</text:p>
          </table:table-cell>
          <table:table-cell office:value-type="float" office:value="18964">
            <text:p>18964</text:p>
          </table:table-cell>
          <table:table-cell office:value-type="float" office:value="44053">
            <text:p>44053</text:p>
          </table:table-cell>
          <table:table-cell office:value-type="float" office:value="0">
            <text:p>0</text:p>
          </table:table-cell>
          <table:table-cell office:value-type="float" office:value="113.8">
            <text:p>113.8</text:p>
          </table:table-cell>
          <table:table-cell office:value-type="float" office:value="3018">
            <text:p>3018</text:p>
          </table:table-cell>
          <table:table-cell office:value-type="float" office:value="0">
            <text:p>0</text:p>
          </table:table-cell>
          <table:table-cell office:value-type="float" office:value="0.00600084370385994">
            <text:p>0.0060008437</text:p>
          </table:table-cell>
          <table:table-cell office:value-type="float" office:value="0.0685083876239984">
            <text:p>0.0685083876</text:p>
          </table:table-cell>
          <table:table-cell office:value-type="float" office:value="0.85">
            <text:p>0.85</text:p>
          </table:table-cell>
          <table:table-cell office:value-type="float" office:value="1.02107353280882">
            <text:p>1.0210735328</text:p>
          </table:table-cell>
          <table:table-cell office:value-type="float" office:value="1.24897841906668">
            <text:p>1.2489784191</text:p>
          </table:table-cell>
          <table:table-cell table:number-columns-repeated="2" office:value-type="float" office:value="0">
            <text:p>0</text:p>
          </table:table-cell>
          <table:table-cell office:value-type="float" office:value="10.4604443921335">
            <text:p>10.460444392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7888">
            <text:p>7888</text:p>
          </table:table-cell>
          <table:table-cell office:value-type="float" office:value="20549">
            <text:p>20549</text:p>
          </table:table-cell>
          <table:table-cell office:value-type="float" office:value="47736">
            <text:p>47736</text:p>
          </table:table-cell>
          <table:table-cell office:value-type="float" office:value="0">
            <text:p>0</text:p>
          </table:table-cell>
          <table:table-cell office:value-type="float" office:value="-150.25">
            <text:p>-150.25</text:p>
          </table:table-cell>
          <table:table-cell office:value-type="float" office:value="2407">
            <text:p>2407</text:p>
          </table:table-cell>
          <table:table-cell office:value-type="float" office:value="0">
            <text:p>0</text:p>
          </table:table-cell>
          <table:table-cell office:value-type="float" office:value="-0.00731179132804516">
            <text:p>-0.0073117913</text:p>
          </table:table-cell>
          <table:table-cell office:value-type="float" office:value="0.0504231607172784">
            <text:p>0.0504231607</text:p>
          </table:table-cell>
          <table:table-cell office:value-type="float" office:value="0.85">
            <text:p>0.85</text:p>
          </table:table-cell>
          <table:table-cell office:value-type="float" office:value="0.974513516444995">
            <text:p>0.9745135164</text:p>
          </table:table-cell>
          <table:table-cell office:value-type="float" office:value="1.18146435297845">
            <text:p>1.181464353</text:p>
          </table:table-cell>
          <table:table-cell table:number-columns-repeated="2" office:value-type="float" office:value="0">
            <text:p>0</text:p>
          </table:table-cell>
          <table:table-cell office:value-type="float" office:value="14.0903353625061">
            <text:p>14.090335362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5">
            <text:p>5</text:p>
          </table:table-cell>
          <table:table-cell office:value-type="float" office:value="368">
            <text:p>368</text:p>
          </table:table-cell>
          <table:table-cell table:number-columns-repeated="2" office:value-type="float" office:value="735">
            <text:p>735</text:p>
          </table:table-cell>
          <table:table-cell office:value-type="float" office:value="7550">
            <text:p>7550</text:p>
          </table:table-cell>
          <table:table-cell office:value-type="float" office:value="21013">
            <text:p>21013</text:p>
          </table:table-cell>
          <table:table-cell office:value-type="float" office:value="52434">
            <text:p>52434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23">
            <text:p>1.23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44">
            <text:p>444</text:p>
          </table:table-cell>
          <table:table-cell office:value-type="float" office:value="819">
            <text:p>819</text:p>
          </table:table-cell>
          <table:table-cell office:value-type="float" office:value="7227">
            <text:p>7227</text:p>
          </table:table-cell>
          <table:table-cell office:value-type="float" office:value="22040">
            <text:p>22040</text:p>
          </table:table-cell>
          <table:table-cell office:value-type="float" office:value="57595">
            <text:p>57595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05">
            <text:p>1.05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5">
            <text:p>5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6917">
            <text:p>6917</text:p>
          </table:table-cell>
          <table:table-cell office:value-type="float" office:value="22796">
            <text:p>22796</text:p>
          </table:table-cell>
          <table:table-cell office:value-type="float" office:value="63263">
            <text:p>63263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07">
            <text:p>1.07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2">
            <text:p>112</text:p>
          </table:table-cell>
          <table:table-cell office:value-type="float" office:value="4699.5">
            <text:p>4699.5</text:p>
          </table:table-cell>
          <table:table-cell office:value-type="float" office:value="21340.5">
            <text:p>21340.5</text:p>
          </table:table-cell>
          <table:table-cell office:value-type="float" office:value="16.015">
            <text:p>16.015</text:p>
          </table:table-cell>
          <table:table-cell table:number-columns-repeated="3" office:value-type="float" office:value="5">
            <text:p>5</text:p>
          </table:table-cell>
          <table:table-cell office:value-type="float" office:value="357">
            <text:p>357</text:p>
          </table:table-cell>
          <table:table-cell table:number-columns-repeated="2" office:value-type="float" office:value="753">
            <text:p>753</text:p>
          </table:table-cell>
          <table:table-cell office:value-type="float" office:value="6621">
            <text:p>6621</text:p>
          </table:table-cell>
          <table:table-cell office:value-type="float" office:value="23573">
            <text:p>23573</text:p>
          </table:table-cell>
          <table:table-cell office:value-type="float" office:value="69490">
            <text:p>69490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2">
            <text:p>1.2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15">
            <text:p>115</text:p>
          </table:table-cell>
          <table:table-cell office:value-type="float" office:value="4738.66666666667">
            <text:p>4738.6666666667</text:p>
          </table:table-cell>
          <table:table-cell office:value-type="float" office:value="25345.3333333333">
            <text:p>25345.3333333333</text:p>
          </table:table-cell>
          <table:table-cell office:value-type="float" office:value="15.5333333333333">
            <text:p>15.53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59">
            <text:p>359</text:p>
          </table:table-cell>
          <table:table-cell office:value-type="float" office:value="764">
            <text:p>764</text:p>
          </table:table-cell>
          <table:table-cell office:value-type="float" office:value="6338">
            <text:p>6338</text:p>
          </table:table-cell>
          <table:table-cell office:value-type="float" office:value="24447">
            <text:p>24447</text:p>
          </table:table-cell>
          <table:table-cell office:value-type="float" office:value="76329">
            <text:p>76329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22">
            <text:p>1.22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5">
            <text:p>0.85</text:p>
          </table:table-cell>
          <table:table-cell office:value-type="float" office:value="1.22">
            <text:p>1.22</text:p>
          </table:table-cell>
          <table:table-cell office:value-type="float" office:value="1.35">
            <text:p>1.35</text:p>
          </table:table-cell>
          <table:table-cell office:value-type="float" office:value="-15">
            <text:p>-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.1">
            <text:p>17.1</text:p>
          </table:table-cell>
          <table:table-cell office:value-type="float" office:value="23.7">
            <text:p>23.7</text:p>
          </table:table-cell>
          <table:table-cell office:value-type="float" office:value="34.9">
            <text:p>34.9</text:p>
          </table:table-cell>
          <table:table-cell office:value-type="float" office:value="16857">
            <text:p>16857</text:p>
          </table:table-cell>
          <table:table-cell office:value-type="float" office:value="18584">
            <text:p>18584</text:p>
          </table:table-cell>
          <table:table-cell office:value-type="float" office:value="20515">
            <text:p>205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06:47.14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1093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78">
                <text:p>10378</text:p>
              </table:table-cell>
              <table:table-cell office:value-type="float" office:value="13611">
                <text:p>13611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135">
                <text:p>10135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265">
                <text:p>10265</text:p>
              </table:table-cell>
              <table:table-cell office:value-type="float" office:value="13282">
                <text:p>13282</text:p>
              </table:table-cell>
              <table:table-cell office:value-type="float" office:value="19245">
                <text:p>1924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427">
                <text:p>10427</text:p>
              </table:table-cell>
              <table:table-cell office:value-type="float" office:value="13644">
                <text:p>13644</text:p>
              </table:table-cell>
              <table:table-cell office:value-type="float" office:value="18455">
                <text:p>1845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470">
                <text:p>10470</text:p>
              </table:table-cell>
              <table:table-cell office:value-type="float" office:value="13790">
                <text:p>13790</text:p>
              </table:table-cell>
              <table:table-cell office:value-type="float" office:value="18827">
                <text:p>1882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935">
                <text:p>9935</text:p>
              </table:table-cell>
              <table:table-cell office:value-type="float" office:value="12965">
                <text:p>1296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465">
                <text:p>9465</text:p>
              </table:table-cell>
              <table:table-cell office:value-type="float" office:value="13226">
                <text:p>13226</text:p>
              </table:table-cell>
              <table:table-cell office:value-type="float" office:value="19295">
                <text:p>1929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422">
                <text:p>9422</text:p>
              </table:table-cell>
              <table:table-cell office:value-type="float" office:value="13472">
                <text:p>13472</text:p>
              </table:table-cell>
              <table:table-cell office:value-type="float" office:value="18582">
                <text:p>1858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051">
                <text:p>9051</text:p>
              </table:table-cell>
              <table:table-cell office:value-type="float" office:value="13193">
                <text:p>13193</text:p>
              </table:table-cell>
              <table:table-cell office:value-type="float" office:value="18826">
                <text:p>1882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498">
                <text:p>9498</text:p>
              </table:table-cell>
              <table:table-cell office:value-type="float" office:value="12744">
                <text:p>12744</text:p>
              </table:table-cell>
              <table:table-cell office:value-type="float" office:value="17547">
                <text:p>1754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569">
                <text:p>9569</text:p>
              </table:table-cell>
              <table:table-cell office:value-type="float" office:value="12739">
                <text:p>12739</text:p>
              </table:table-cell>
              <table:table-cell office:value-type="float" office:value="17717">
                <text:p>1771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376">
                <text:p>9376</text:p>
              </table:table-cell>
              <table:table-cell office:value-type="float" office:value="13360">
                <text:p>13360</text:p>
              </table:table-cell>
              <table:table-cell office:value-type="float" office:value="18582">
                <text:p>1858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073">
                <text:p>9073</text:p>
              </table:table-cell>
              <table:table-cell office:value-type="float" office:value="12200">
                <text:p>12200</text:p>
              </table:table-cell>
              <table:table-cell office:value-type="float" office:value="19043">
                <text:p>1904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765">
                <text:p>8765</text:p>
              </table:table-cell>
              <table:table-cell office:value-type="float" office:value="11966">
                <text:p>11966</text:p>
              </table:table-cell>
              <table:table-cell office:value-type="float" office:value="17149">
                <text:p>17149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680">
                <text:p>8680</text:p>
              </table:table-cell>
              <table:table-cell office:value-type="float" office:value="12198">
                <text:p>12198</text:p>
              </table:table-cell>
              <table:table-cell office:value-type="float" office:value="17090">
                <text:p>17090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381">
                <text:p>8381</text:p>
              </table:table-cell>
              <table:table-cell office:value-type="float" office:value="11988">
                <text:p>11988</text:p>
              </table:table-cell>
              <table:table-cell office:value-type="float" office:value="18071">
                <text:p>1807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494">
                <text:p>8494</text:p>
              </table:table-cell>
              <table:table-cell office:value-type="float" office:value="11635">
                <text:p>11635</text:p>
              </table:table-cell>
              <table:table-cell office:value-type="float" office:value="16437">
                <text:p>1643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82">
                <text:p>8782</text:p>
              </table:table-cell>
              <table:table-cell office:value-type="float" office:value="11375">
                <text:p>11375</text:p>
              </table:table-cell>
              <table:table-cell office:value-type="float" office:value="16063">
                <text:p>1606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060">
                <text:p>8060</text:p>
              </table:table-cell>
              <table:table-cell office:value-type="float" office:value="11998">
                <text:p>11998</text:p>
              </table:table-cell>
              <table:table-cell office:value-type="float" office:value="17037">
                <text:p>1703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920">
                <text:p>7920</text:p>
              </table:table-cell>
              <table:table-cell office:value-type="float" office:value="11648">
                <text:p>11648</text:p>
              </table:table-cell>
              <table:table-cell office:value-type="float" office:value="18025">
                <text:p>1802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819">
                <text:p>7819</text:p>
              </table:table-cell>
              <table:table-cell office:value-type="float" office:value="10847">
                <text:p>10847</text:p>
              </table:table-cell>
              <table:table-cell office:value-type="float" office:value="16226">
                <text:p>1622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950">
                <text:p>7950</text:p>
              </table:table-cell>
              <table:table-cell office:value-type="float" office:value="10785">
                <text:p>10785</text:p>
              </table:table-cell>
              <table:table-cell office:value-type="float" office:value="15389">
                <text:p>1538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710">
                <text:p>7710</text:p>
              </table:table-cell>
              <table:table-cell office:value-type="float" office:value="10655">
                <text:p>10655</text:p>
              </table:table-cell>
              <table:table-cell office:value-type="float" office:value="16617">
                <text:p>1661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780">
                <text:p>7780</text:p>
              </table:table-cell>
              <table:table-cell office:value-type="float" office:value="10550">
                <text:p>10550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776">
                <text:p>7776</text:p>
              </table:table-cell>
              <table:table-cell office:value-type="float" office:value="10542">
                <text:p>10542</text:p>
              </table:table-cell>
              <table:table-cell office:value-type="float" office:value="16055">
                <text:p>1605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710">
                <text:p>7710</text:p>
              </table:table-cell>
              <table:table-cell office:value-type="float" office:value="10727">
                <text:p>10727</text:p>
              </table:table-cell>
              <table:table-cell office:value-type="float" office:value="17269">
                <text:p>1726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700">
                <text:p>7700</text:p>
              </table:table-cell>
              <table:table-cell office:value-type="float" office:value="11536">
                <text:p>11536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818">
                <text:p>7818</text:p>
              </table:table-cell>
              <table:table-cell office:value-type="float" office:value="10890">
                <text:p>10890</text:p>
              </table:table-cell>
              <table:table-cell office:value-type="float" office:value="16260">
                <text:p>1626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46">
                <text:p>7846</text:p>
              </table:table-cell>
              <table:table-cell office:value-type="float" office:value="11243">
                <text:p>11243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462">
                <text:p>7462</text:p>
              </table:table-cell>
              <table:table-cell office:value-type="float" office:value="11662">
                <text:p>11662</text:p>
              </table:table-cell>
              <table:table-cell office:value-type="float" office:value="17117">
                <text:p>1711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730">
                <text:p>7730</text:p>
              </table:table-cell>
              <table:table-cell office:value-type="float" office:value="11885">
                <text:p>11885</text:p>
              </table:table-cell>
              <table:table-cell office:value-type="float" office:value="16437">
                <text:p>1643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701">
                <text:p>7701</text:p>
              </table:table-cell>
              <table:table-cell office:value-type="float" office:value="11508">
                <text:p>11508</text:p>
              </table:table-cell>
              <table:table-cell office:value-type="float" office:value="17975">
                <text:p>1797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448">
                <text:p>8448</text:p>
              </table:table-cell>
              <table:table-cell office:value-type="float" office:value="11581">
                <text:p>11581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958">
                <text:p>8958</text:p>
              </table:table-cell>
              <table:table-cell office:value-type="float" office:value="11994">
                <text:p>11994</text:p>
              </table:table-cell>
              <table:table-cell office:value-type="float" office:value="18237">
                <text:p>182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884">
                <text:p>8884</text:p>
              </table:table-cell>
              <table:table-cell office:value-type="float" office:value="11854">
                <text:p>11854</text:p>
              </table:table-cell>
              <table:table-cell office:value-type="float" office:value="16346">
                <text:p>1634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568">
                <text:p>8568</text:p>
              </table:table-cell>
              <table:table-cell office:value-type="float" office:value="11524">
                <text:p>11524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664">
                <text:p>8664</text:p>
              </table:table-cell>
              <table:table-cell office:value-type="float" office:value="11451">
                <text:p>11451</text:p>
              </table:table-cell>
              <table:table-cell office:value-type="float" office:value="18510">
                <text:p>1851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746">
                <text:p>8746</text:p>
              </table:table-cell>
              <table:table-cell office:value-type="float" office:value="11686">
                <text:p>11686</text:p>
              </table:table-cell>
              <table:table-cell office:value-type="float" office:value="17800">
                <text:p>1780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754">
                <text:p>8754</text:p>
              </table:table-cell>
              <table:table-cell office:value-type="float" office:value="11528">
                <text:p>11528</text:p>
              </table:table-cell>
              <table:table-cell office:value-type="float" office:value="17534">
                <text:p>175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480">
                <text:p>8480</text:p>
              </table:table-cell>
              <table:table-cell office:value-type="float" office:value="12343">
                <text:p>12343</text:p>
              </table:table-cell>
              <table:table-cell office:value-type="float" office:value="20387">
                <text:p>2038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468">
                <text:p>8468</text:p>
              </table:table-cell>
              <table:table-cell office:value-type="float" office:value="13081">
                <text:p>13081</text:p>
              </table:table-cell>
              <table:table-cell office:value-type="float" office:value="18662">
                <text:p>1866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700">
                <text:p>8700</text:p>
              </table:table-cell>
              <table:table-cell office:value-type="float" office:value="12162">
                <text:p>12162</text:p>
              </table:table-cell>
              <table:table-cell office:value-type="float" office:value="17134">
                <text:p>1713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492">
                <text:p>8492</text:p>
              </table:table-cell>
              <table:table-cell office:value-type="float" office:value="11956">
                <text:p>11956</text:p>
              </table:table-cell>
              <table:table-cell office:value-type="float" office:value="17144">
                <text:p>1714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228">
                <text:p>8228</text:p>
              </table:table-cell>
              <table:table-cell office:value-type="float" office:value="11928">
                <text:p>11928</text:p>
              </table:table-cell>
              <table:table-cell office:value-type="float" office:value="19403">
                <text:p>194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64">
                <text:p>8164</text:p>
              </table:table-cell>
              <table:table-cell office:value-type="float" office:value="12432">
                <text:p>12432</text:p>
              </table:table-cell>
              <table:table-cell office:value-type="float" office:value="18104">
                <text:p>1810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475">
                <text:p>8475</text:p>
              </table:table-cell>
              <table:table-cell office:value-type="float" office:value="12016">
                <text:p>12016</text:p>
              </table:table-cell>
              <table:table-cell office:value-type="float" office:value="20239">
                <text:p>2023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9142">
                <text:p>9142</text:p>
              </table:table-cell>
              <table:table-cell office:value-type="float" office:value="12058">
                <text:p>12058</text:p>
              </table:table-cell>
              <table:table-cell office:value-type="float" office:value="20163">
                <text:p>2016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954">
                <text:p>8954</text:p>
              </table:table-cell>
              <table:table-cell office:value-type="float" office:value="13110">
                <text:p>13110</text:p>
              </table:table-cell>
              <table:table-cell office:value-type="float" office:value="18935">
                <text:p>1893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192">
                <text:p>9192</text:p>
              </table:table-cell>
              <table:table-cell office:value-type="float" office:value="12240">
                <text:p>12240</text:p>
              </table:table-cell>
              <table:table-cell office:value-type="float" office:value="18526">
                <text:p>1852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432">
                <text:p>8432</text:p>
              </table:table-cell>
              <table:table-cell office:value-type="float" office:value="11725">
                <text:p>11725</text:p>
              </table:table-cell>
              <table:table-cell office:value-type="float" office:value="19644">
                <text:p>1964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7936">
                <text:p>7936</text:p>
              </table:table-cell>
              <table:table-cell office:value-type="float" office:value="12141">
                <text:p>12141</text:p>
              </table:table-cell>
              <table:table-cell office:value-type="float" office:value="19788">
                <text:p>1978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2318">
                <text:p>12318</text:p>
              </table:table-cell>
              <table:table-cell office:value-type="float" office:value="18054">
                <text:p>1805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7325">
                <text:p>7325</text:p>
              </table:table-cell>
              <table:table-cell office:value-type="float" office:value="11646">
                <text:p>11646</text:p>
              </table:table-cell>
              <table:table-cell office:value-type="float" office:value="16902">
                <text:p>16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6875">
                <text:p>6875</text:p>
              </table:table-cell>
              <table:table-cell office:value-type="float" office:value="11552">
                <text:p>11552</text:p>
              </table:table-cell>
              <table:table-cell office:value-type="float" office:value="19113">
                <text:p>1911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7750">
                <text:p>7750</text:p>
              </table:table-cell>
              <table:table-cell office:value-type="float" office:value="12404">
                <text:p>12404</text:p>
              </table:table-cell>
              <table:table-cell office:value-type="float" office:value="19233">
                <text:p>1923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8000">
                <text:p>8000</text:p>
              </table:table-cell>
              <table:table-cell office:value-type="float" office:value="12369">
                <text:p>12369</text:p>
              </table:table-cell>
              <table:table-cell office:value-type="float" office:value="18408">
                <text:p>1840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325">
                <text:p>7325</text:p>
              </table:table-cell>
              <table:table-cell office:value-type="float" office:value="11135">
                <text:p>11135</text:p>
              </table:table-cell>
              <table:table-cell office:value-type="float" office:value="17951">
                <text:p>1795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6875">
                <text:p>6875</text:p>
              </table:table-cell>
              <table:table-cell office:value-type="float" office:value="11381">
                <text:p>11381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7750">
                <text:p>7750</text:p>
              </table:table-cell>
              <table:table-cell office:value-type="float" office:value="11780">
                <text:p>11780</text:p>
              </table:table-cell>
              <table:table-cell office:value-type="float" office:value="19529">
                <text:p>1952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000">
                <text:p>8000</text:p>
              </table:table-cell>
              <table:table-cell office:value-type="float" office:value="11679">
                <text:p>11679</text:p>
              </table:table-cell>
              <table:table-cell office:value-type="float" office:value="17862">
                <text:p>1786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7700">
                <text:p>7700</text:p>
              </table:table-cell>
              <table:table-cell office:value-type="float" office:value="11747">
                <text:p>11747</text:p>
              </table:table-cell>
              <table:table-cell office:value-type="float" office:value="17966">
                <text:p>1796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8425">
                <text:p>8425</text:p>
              </table:table-cell>
              <table:table-cell office:value-type="float" office:value="12555">
                <text:p>12555</text:p>
              </table:table-cell>
              <table:table-cell office:value-type="float" office:value="19890">
                <text:p>1989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8550">
                <text:p>8550</text:p>
              </table:table-cell>
              <table:table-cell office:value-type="float" office:value="12771">
                <text:p>12771</text:p>
              </table:table-cell>
              <table:table-cell office:value-type="float" office:value="20910">
                <text:p>2091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8575">
                <text:p>8575</text:p>
              </table:table-cell>
              <table:table-cell office:value-type="float" office:value="12572">
                <text:p>12572</text:p>
              </table:table-cell>
              <table:table-cell office:value-type="float" office:value="19110">
                <text:p>19110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8575">
                <text:p>8575</text:p>
              </table:table-cell>
              <table:table-cell office:value-type="float" office:value="13320">
                <text:p>13320</text:p>
              </table:table-cell>
              <table:table-cell office:value-type="float" office:value="22644">
                <text:p>2264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9460">
                <text:p>9460</text:p>
              </table:table-cell>
              <table:table-cell office:value-type="float" office:value="14535">
                <text:p>14535</text:p>
              </table:table-cell>
              <table:table-cell office:value-type="float" office:value="23970">
                <text:p>2397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8568">
                <text:p>8568</text:p>
              </table:table-cell>
              <table:table-cell office:value-type="float" office:value="13300">
                <text:p>13300</text:p>
              </table:table-cell>
              <table:table-cell office:value-type="float" office:value="20910">
                <text:p>2091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8616">
                <text:p>8616</text:p>
              </table:table-cell>
              <table:table-cell office:value-type="float" office:value="13356">
                <text:p>13356</text:p>
              </table:table-cell>
              <table:table-cell office:value-type="float" office:value="20237">
                <text:p>2023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0402">
                <text:p>10402</text:p>
              </table:table-cell>
              <table:table-cell office:value-type="float" office:value="14820">
                <text:p>14820</text:p>
              </table:table-cell>
              <table:table-cell office:value-type="float" office:value="23010">
                <text:p>2301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780">
                <text:p>10780</text:p>
              </table:table-cell>
              <table:table-cell office:value-type="float" office:value="16245">
                <text:p>16245</text:p>
              </table:table-cell>
              <table:table-cell office:value-type="float" office:value="25420">
                <text:p>2542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8925">
                <text:p>8925</text:p>
              </table:table-cell>
              <table:table-cell office:value-type="float" office:value="14224">
                <text:p>14224</text:p>
              </table:table-cell>
              <table:table-cell office:value-type="float" office:value="23716">
                <text:p>23716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8975">
                <text:p>8975</text:p>
              </table:table-cell>
              <table:table-cell office:value-type="float" office:value="16069">
                <text:p>16069</text:p>
              </table:table-cell>
              <table:table-cell office:value-type="float" office:value="27484">
                <text:p>2748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8329">
                <text:p>8329</text:p>
              </table:table-cell>
              <table:table-cell office:value-type="float" office:value="16991">
                <text:p>16991</text:p>
              </table:table-cell>
              <table:table-cell office:value-type="float" office:value="33557">
                <text:p>3355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8697">
                <text:p>8697</text:p>
              </table:table-cell>
              <table:table-cell office:value-type="float" office:value="16846">
                <text:p>16846</text:p>
              </table:table-cell>
              <table:table-cell office:value-type="float" office:value="35040">
                <text:p>35040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8609">
                <text:p>8609</text:p>
              </table:table-cell>
              <table:table-cell office:value-type="float" office:value="16873">
                <text:p>16873</text:p>
              </table:table-cell>
              <table:table-cell office:value-type="float" office:value="34686">
                <text:p>3468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8240">
                <text:p>8240</text:p>
              </table:table-cell>
              <table:table-cell office:value-type="float" office:value="18964">
                <text:p>18964</text:p>
              </table:table-cell>
              <table:table-cell office:value-type="float" office:value="44053">
                <text:p>44053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7888">
                <text:p>7888</text:p>
              </table:table-cell>
              <table:table-cell office:value-type="float" office:value="20549">
                <text:p>20549</text:p>
              </table:table-cell>
              <table:table-cell office:value-type="float" office:value="47736">
                <text:p>4773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7550">
                <text:p>7550</text:p>
              </table:table-cell>
              <table:table-cell office:value-type="float" office:value="21013">
                <text:p>21013</text:p>
              </table:table-cell>
              <table:table-cell office:value-type="float" office:value="52434">
                <text:p>5243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7227">
                <text:p>7227</text:p>
              </table:table-cell>
              <table:table-cell office:value-type="float" office:value="22040">
                <text:p>22040</text:p>
              </table:table-cell>
              <table:table-cell office:value-type="float" office:value="57595">
                <text:p>5759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6917">
                <text:p>6917</text:p>
              </table:table-cell>
              <table:table-cell office:value-type="float" office:value="22796">
                <text:p>22796</text:p>
              </table:table-cell>
              <table:table-cell office:value-type="float" office:value="63263">
                <text:p>6326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6621">
                <text:p>6621</text:p>
              </table:table-cell>
              <table:table-cell office:value-type="float" office:value="23573">
                <text:p>23573</text:p>
              </table:table-cell>
              <table:table-cell office:value-type="float" office:value="69490">
                <text:p>69490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6338">
                <text:p>6338</text:p>
              </table:table-cell>
              <table:table-cell office:value-type="float" office:value="24447">
                <text:p>24447</text:p>
              </table:table-cell>
              <table:table-cell office:value-type="float" office:value="76329">
                <text:p>76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699.5">
                <text:p>4699.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738.66666666667">
                <text:p>4738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2cm" svg:y="1.404cm" svg:width="30.90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015">
                <text:p>16.01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cm" svg:y="1.352cm" svg:width="31.36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1025453287497">
                <text:p>1.0102545328749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144700228104">
                <text:p>0.9914470022810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5976800162213">
                <text:p>0.99597680016221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.01252868819553">
                <text:p>1.0125286881955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5878286422454">
                <text:p>0.9587828642245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42138466753846">
                <text:p>0.94213846675384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43293055541716">
                <text:p>0.94329305554171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24715841245754">
                <text:p>0.92471584124575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0201408390062">
                <text:p>1.0020140839006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1442524308761">
                <text:p>1.0144252430876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73847995080935">
                <text:p>0.97384799508093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961790244364">
                <text:p>0.9696179024436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3780703875744">
                <text:p>0.95378070387574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79163172538464">
                <text:p>0.97916317253846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5633243159822">
                <text:p>0.935633243159822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4887546280122">
                <text:p>0.97488754628012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955721280242">
                <text:p>0.9795572128024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38425079460876">
                <text:p>0.93842507946087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83964431715976">
                <text:p>0.98396443171597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2685394510034">
                <text:p>0.9268539451003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71882454234468">
                <text:p>0.97188245423446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2287164999635">
                <text:p>1.0228716499963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.06218528883223">
                <text:p>1.06218528883223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8272916270751">
                <text:p>0.97827291627075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0039026526808">
                <text:p>0.89003902652680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19313146925357">
                <text:p>0.91931314692535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39781325162547">
                <text:p>0.93978132516254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85584072789392">
                <text:p>0.98558407278939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0693421905844">
                <text:p>0.99069342190584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285795569764">
                <text:p>1.0328579556976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126786151135">
                <text:p>1.0212678615113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7290734174388">
                <text:p>1.0729073417438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087818048082">
                <text:p>1.1008781804808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7898401619526">
                <text:p>1.0789840161952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096548227215">
                <text:p>1.0509654822721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4271631761028">
                <text:p>0.97427163176102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5715600132636">
                <text:p>1.0571560013263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94541279329434">
                <text:p>0.99454127932943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53184199500718">
                <text:p>0.95318419950071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71967176849469">
                <text:p>0.97196717684946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5286864625464">
                <text:p>0.97528686462546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924072837353">
                <text:p>1.0392407283735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85858896405542">
                <text:p>0.98585889640554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1680430790631">
                <text:p>1.016804307906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46511832358342">
                <text:p>0.946511832358342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43268053407609">
                <text:p>0.943268053407609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1800157751012">
                <text:p>1.01800157751012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66295456659127">
                <text:p>0.966295456659127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82296807393405">
                <text:p>0.98229680739340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403238188053">
                <text:p>1.0340323818805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75766340833148">
                <text:p>0.97576634083314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919797726208613">
                <text:p>0.919797726208613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95710961464156">
                <text:p>0.9571096146415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86851354891169">
                <text:p>0.8685135489116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0432041664863">
                <text:p>1.0043204166486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608233322208">
                <text:p>1.060823332220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81028510653562">
                <text:p>0.98102851065356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5117566575374">
                <text:p>1.0511756657537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3968962600439">
                <text:p>1.0396896260043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2977763397503">
                <text:p>1.02977763397503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5459909045933">
                <text:p>1.0545990904593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0556009558496">
                <text:p>1.1055600955849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079698231009">
                <text:p>1.1207969823100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10626690382114">
                <text:p>1.1062669038211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5901012395772">
                <text:p>1.0590101239577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9173145358548">
                <text:p>1.0917314535854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2240580545944">
                <text:p>1.122405805459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5762702493075">
                <text:p>1.0576270249307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2913561567976">
                <text:p>1.1291356156797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5276035913872">
                <text:p>1.1527603591387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0.975909216937361">
                <text:p>0.975909216937361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3376809870807">
                <text:p>1.0337680987080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41815466555553">
                <text:p>1.41815466555553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03953988955354">
                <text:p>1.03953988955354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33466855429359">
                <text:p>1.3346685542935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9632583556599">
                <text:p>1.0963258355659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02107353280882">
                <text:p>1.0210735328088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0.974513516444995">
                <text:p>0.9745135164449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1340.5">
                <text:p>21340.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345.3333333333">
                <text:p>25345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